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text-properties officeooo:rsid="002a55d3" officeooo:paragraph-rsid="002a55d3"/>
    </style:style>
    <style:style style:name="P2" style:family="paragraph" style:parent-style-name="Standard">
      <style:text-properties fo:color="#000000" style:font-name="Courier New" fo:font-size="16pt" style:text-underline-style="none" fo:font-weight="normal" officeooo:rsid="0007142d" officeooo:paragraph-rsid="002469ee" style:font-size-asian="16pt" style:font-weight-asian="normal" style:font-size-complex="16pt" style:font-weight-complex="normal"/>
    </style:style>
    <style:style style:name="P3" style:family="paragraph" style:parent-style-name="Standard">
      <style:text-properties fo:color="#000000" style:font-name="Courier New" fo:font-size="16pt" style:text-underline-style="none" fo:font-weight="normal" officeooo:rsid="0024e30d" officeooo:paragraph-rsid="0024e30d" style:font-size-asian="16pt" style:font-weight-asian="normal" style:font-size-complex="16pt" style:font-weight-complex="normal"/>
    </style:style>
    <style:style style:name="P4" style:family="paragraph" style:parent-style-name="Standard">
      <style:text-properties fo:color="#000000" style:font-name="Courier New" fo:font-size="16pt" style:text-underline-style="none" fo:font-weight="normal" officeooo:rsid="000838db" officeooo:paragraph-rsid="0011941e" style:font-size-asian="16pt" style:font-weight-asian="normal" style:font-size-complex="16pt" style:font-weight-complex="normal"/>
    </style:style>
    <style:style style:name="P5" style:family="paragraph" style:parent-style-name="Standard">
      <style:text-properties fo:color="#000000" style:font-name="Courier New" fo:font-size="16pt" style:text-underline-style="none" fo:font-weight="normal" officeooo:rsid="000838db" officeooo:paragraph-rsid="00173f7e" style:font-size-asian="16pt" style:font-weight-asian="normal" style:font-size-complex="16pt" style:font-weight-complex="normal"/>
    </style:style>
    <style:style style:name="P6" style:family="paragraph" style:parent-style-name="Standard">
      <style:text-properties fo:color="#000000" style:font-name="Courier New" fo:font-size="16pt" style:text-underline-style="none" fo:font-weight="normal" officeooo:rsid="000838db" officeooo:paragraph-rsid="0020feac" style:font-size-asian="16pt" style:font-weight-asian="normal" style:font-size-complex="16pt" style:font-weight-complex="normal"/>
    </style:style>
    <style:style style:name="P7" style:family="paragraph" style:parent-style-name="Standard">
      <style:text-properties fo:color="#000000" style:font-name="Courier New" fo:font-size="16pt" style:text-underline-style="none" fo:font-weight="normal" officeooo:rsid="0007142d" officeooo:paragraph-rsid="000838db" style:font-size-asian="14pt" style:font-weight-asian="normal" style:font-size-complex="16pt" style:font-weight-complex="normal"/>
    </style:style>
    <style:style style:name="P8" style:family="paragraph" style:parent-style-name="Standard">
      <style:text-properties fo:color="#000000" style:font-name="Courier New" fo:font-size="16pt" style:text-underline-style="none" fo:font-weight="normal" officeooo:rsid="0007142d" officeooo:paragraph-rsid="000a13b0" style:font-size-asian="14pt" style:font-weight-asian="normal" style:font-size-complex="16pt" style:font-weight-complex="normal"/>
    </style:style>
    <style:style style:name="P9" style:family="paragraph" style:parent-style-name="Standard">
      <style:text-properties fo:color="#000000" style:font-name="Courier New" fo:font-size="16pt" style:text-underline-style="none" fo:font-weight="normal" officeooo:rsid="0007142d" officeooo:paragraph-rsid="000c0d4e" style:font-size-asian="14pt" style:font-weight-asian="normal" style:font-size-complex="16pt" style:font-weight-complex="normal"/>
    </style:style>
    <style:style style:name="P10" style:family="paragraph" style:parent-style-name="Standard">
      <style:text-properties fo:color="#000000" style:font-name="Courier New" fo:font-size="16pt" style:text-underline-style="none" fo:font-weight="normal" officeooo:rsid="0007142d" officeooo:paragraph-rsid="000ce3d5" style:font-size-asian="14pt" style:font-weight-asian="normal" style:font-size-complex="16pt" style:font-weight-complex="normal"/>
    </style:style>
    <style:style style:name="P11" style:family="paragraph" style:parent-style-name="Standard">
      <style:text-properties fo:color="#000000" style:font-name="Courier New" fo:font-size="16pt" style:text-underline-style="none" fo:font-weight="normal" officeooo:rsid="0007142d" officeooo:paragraph-rsid="000d7b4d" style:font-size-asian="14pt" style:font-weight-asian="normal" style:font-size-complex="16pt" style:font-weight-complex="normal"/>
    </style:style>
    <style:style style:name="P12" style:family="paragraph" style:parent-style-name="Standard">
      <style:text-properties fo:color="#000000" style:font-name="Courier New" fo:font-size="16pt" style:text-underline-style="none" fo:font-weight="normal" officeooo:rsid="0007142d" officeooo:paragraph-rsid="000e63ec" style:font-size-asian="14pt" style:font-weight-asian="normal" style:font-size-complex="16pt" style:font-weight-complex="normal"/>
    </style:style>
    <style:style style:name="P13" style:family="paragraph" style:parent-style-name="Standard">
      <style:text-properties fo:color="#000000" style:font-name="Courier New" fo:font-size="16pt" style:text-underline-style="none" fo:font-weight="normal" officeooo:rsid="0007142d" officeooo:paragraph-rsid="001ade2b" style:font-size-asian="14pt" style:font-weight-asian="normal" style:font-size-complex="16pt" style:font-weight-complex="normal"/>
    </style:style>
    <style:style style:name="P14" style:family="paragraph" style:parent-style-name="Standard">
      <style:text-properties fo:color="#000000" style:font-name="Courier New" fo:font-size="16pt" style:text-underline-style="none" fo:font-weight="normal" officeooo:rsid="0007142d" officeooo:paragraph-rsid="000ea7d8" style:font-size-asian="14pt" style:font-weight-asian="normal" style:font-size-complex="16pt" style:font-weight-complex="normal"/>
    </style:style>
    <style:style style:name="P15" style:family="paragraph" style:parent-style-name="Standard">
      <style:text-properties fo:color="#000000" style:font-name="Courier New" fo:font-size="16pt" style:text-underline-style="none" fo:font-weight="normal" officeooo:rsid="0007142d" officeooo:paragraph-rsid="0010377b" style:font-size-asian="14pt" style:font-weight-asian="normal" style:font-size-complex="16pt" style:font-weight-complex="normal"/>
    </style:style>
    <style:style style:name="P16" style:family="paragraph" style:parent-style-name="Standard">
      <style:text-properties fo:color="#000000" style:font-name="Courier New" fo:font-size="16pt" style:text-underline-style="none" fo:font-weight="normal" officeooo:rsid="000838db" officeooo:paragraph-rsid="00138ff2" style:font-size-asian="14pt" style:font-weight-asian="normal" style:font-size-complex="16pt" style:font-weight-complex="normal"/>
    </style:style>
    <style:style style:name="P17" style:family="paragraph" style:parent-style-name="Standard">
      <style:text-properties fo:color="#000000" style:font-name="Courier New" fo:font-size="16pt" style:text-underline-style="none" fo:font-weight="normal" officeooo:rsid="000a13b0" officeooo:paragraph-rsid="00138ff2" style:font-size-asian="14pt" style:font-weight-asian="normal" style:font-size-complex="16pt" style:font-weight-complex="normal"/>
    </style:style>
    <style:style style:name="P18" style:family="paragraph" style:parent-style-name="Standard">
      <style:text-properties fo:color="#000000" style:font-name="Courier New" fo:font-size="16pt" style:text-underline-style="none" fo:font-weight="normal" officeooo:rsid="000a13b0" officeooo:paragraph-rsid="000c0d4e" style:font-size-asian="14pt" style:font-weight-asian="normal" style:font-size-complex="16pt" style:font-weight-complex="normal"/>
    </style:style>
    <style:style style:name="P19" style:family="paragraph" style:parent-style-name="Standard">
      <style:text-properties fo:color="#000000" style:font-name="Courier New" fo:font-size="16pt" style:text-underline-style="none" fo:font-weight="normal" officeooo:rsid="000a13b0" officeooo:paragraph-rsid="000d7b4d" style:font-size-asian="14pt" style:font-weight-asian="normal" style:font-size-complex="16pt" style:font-weight-complex="normal"/>
    </style:style>
    <style:style style:name="P20" style:family="paragraph" style:parent-style-name="Standard">
      <style:text-properties fo:color="#000000" style:font-name="Courier New" fo:font-size="16pt" style:text-underline-style="none" fo:font-weight="normal" officeooo:rsid="000a13b0" officeooo:paragraph-rsid="00133055" style:font-size-asian="14pt" style:font-weight-asian="normal" style:font-size-complex="16pt" style:font-weight-complex="normal"/>
    </style:style>
    <style:style style:name="P21" style:family="paragraph" style:parent-style-name="Standard">
      <style:text-properties fo:color="#000000" style:font-name="Courier New" fo:font-size="16pt" style:text-underline-style="none" fo:font-weight="normal" officeooo:rsid="000a13b0" officeooo:paragraph-rsid="0012ba8e" style:font-size-asian="14pt" style:font-weight-asian="normal" style:font-size-complex="16pt" style:font-weight-complex="normal"/>
    </style:style>
    <style:style style:name="P22" style:family="paragraph" style:parent-style-name="Standard">
      <style:text-properties fo:color="#000000" style:font-name="Courier New" fo:font-size="16pt" style:text-underline-style="none" fo:font-weight="normal" officeooo:rsid="000ce3d5" officeooo:paragraph-rsid="000d7b4d" style:font-size-asian="14pt" style:font-weight-asian="normal" style:font-size-complex="16pt" style:font-weight-complex="normal"/>
    </style:style>
    <style:style style:name="P23" style:family="paragraph" style:parent-style-name="Standard">
      <style:text-properties fo:color="#000000" style:font-name="Courier New" fo:font-size="16pt" style:text-underline-style="none" fo:font-weight="normal" officeooo:rsid="000ce3d5" officeooo:paragraph-rsid="001e7974" style:font-size-asian="14pt" style:font-weight-asian="normal" style:font-size-complex="16pt" style:font-weight-complex="normal"/>
    </style:style>
    <style:style style:name="P24" style:family="paragraph" style:parent-style-name="Standard">
      <style:text-properties fo:color="#000000" style:font-name="Courier New" fo:font-size="16pt" style:text-underline-style="none" fo:font-weight="bold" officeooo:rsid="0007142d" officeooo:paragraph-rsid="000a13b0" style:font-size-asian="14pt" style:font-weight-asian="bold" style:font-size-complex="16pt" style:font-weight-complex="bold"/>
    </style:style>
    <style:style style:name="P25" style:family="paragraph" style:parent-style-name="Standard">
      <style:text-properties fo:color="#000000" style:font-name="Courier New" fo:font-size="16pt" style:text-underline-style="none" fo:font-weight="bold" officeooo:rsid="0007142d" officeooo:paragraph-rsid="000c0d4e" style:font-size-asian="14pt" style:font-weight-asian="bold" style:font-size-complex="16pt" style:font-weight-complex="bold"/>
    </style:style>
    <style:style style:name="P26" style:family="paragraph" style:parent-style-name="Standard">
      <style:text-properties fo:color="#000000" style:font-name="Courier New" fo:font-size="16pt" style:text-underline-style="none" fo:font-weight="bold" officeooo:rsid="0007142d" officeooo:paragraph-rsid="000ce3d5" style:font-size-asian="14pt" style:font-weight-asian="bold" style:font-size-complex="16pt" style:font-weight-complex="bold"/>
    </style:style>
    <style:style style:name="P27" style:family="paragraph" style:parent-style-name="Standard">
      <style:text-properties fo:color="#000000" style:font-name="Courier New" fo:font-size="16pt" style:text-underline-style="none" fo:font-weight="bold" officeooo:rsid="0007142d" officeooo:paragraph-rsid="000d7b4d" style:font-size-asian="14pt" style:font-weight-asian="bold" style:font-size-complex="16pt" style:font-weight-complex="bold"/>
    </style:style>
    <style:style style:name="P28" style:family="paragraph" style:parent-style-name="Standard">
      <style:text-properties fo:color="#000000" style:font-name="Courier New" fo:font-size="16pt" style:text-underline-style="none" fo:font-weight="bold" officeooo:rsid="0007142d" officeooo:paragraph-rsid="000e63ec" style:font-size-asian="14pt" style:font-weight-asian="bold" style:font-size-complex="16pt" style:font-weight-complex="bold"/>
    </style:style>
    <style:style style:name="P29" style:family="paragraph" style:parent-style-name="Standard">
      <style:text-properties fo:color="#000000" style:font-name="Courier New" fo:font-size="16pt" style:text-underline-style="none" fo:font-weight="bold" officeooo:rsid="0007142d" officeooo:paragraph-rsid="000ea7d8" style:font-size-asian="14pt" style:font-weight-asian="bold" style:font-size-complex="16pt" style:font-weight-complex="bold"/>
    </style:style>
    <style:style style:name="P30" style:family="paragraph" style:parent-style-name="Standard">
      <style:text-properties fo:color="#000000" style:font-name="Courier New" fo:font-size="16pt" style:text-underline-style="none" fo:font-weight="bold" officeooo:rsid="0007142d" officeooo:paragraph-rsid="00173f7e" style:font-size-asian="14pt" style:font-weight-asian="bold" style:font-size-complex="16pt" style:font-weight-complex="bold"/>
    </style:style>
    <style:style style:name="P31" style:family="paragraph" style:parent-style-name="Standard">
      <style:text-properties fo:color="#000000" style:font-name="Courier New" fo:font-size="16pt" style:text-underline-style="none" fo:font-weight="bold" officeooo:rsid="0007142d" officeooo:paragraph-rsid="0019de5c" style:font-size-asian="14pt" style:font-weight-asian="bold" style:font-size-complex="16pt" style:font-weight-complex="bold"/>
    </style:style>
    <style:style style:name="P32" style:family="paragraph" style:parent-style-name="Standard">
      <style:text-properties fo:color="#000000" style:font-name="Courier New" fo:font-size="16pt" style:text-underline-style="none" fo:font-weight="bold" officeooo:rsid="0007142d" officeooo:paragraph-rsid="0020feac" style:font-size-asian="14pt" style:font-weight-asian="bold" style:font-size-complex="16pt" style:font-weight-complex="bold"/>
    </style:style>
    <style:style style:name="P33" style:family="paragraph" style:parent-style-name="Standard">
      <style:text-properties fo:color="#000000" style:font-name="Courier New" fo:font-size="16pt" style:text-underline-style="none" fo:font-weight="bold" officeooo:rsid="0007142d" officeooo:paragraph-rsid="000838db" style:font-size-asian="16pt" style:font-weight-asian="bold" style:font-size-complex="16pt" style:font-weight-complex="bold"/>
    </style:style>
    <style:style style:name="P34" style:family="paragraph" style:parent-style-name="Standard">
      <style:text-properties fo:color="#000000" style:font-name="Courier New" fo:font-size="16pt" style:text-underline-style="solid" style:text-underline-width="auto" style:text-underline-color="font-color" fo:font-weight="bold" officeooo:rsid="0007142d" officeooo:paragraph-rsid="000838db" style:font-size-asian="16pt" style:font-weight-asian="bold" style:font-size-complex="16pt" style:font-weight-complex="bold"/>
    </style:style>
    <style:style style:name="P35" style:family="paragraph" style:parent-style-name="Standard">
      <style:text-properties fo:color="#000000" style:font-name="Courier New" fo:font-size="16pt" style:text-underline-style="solid" style:text-underline-width="auto" style:text-underline-color="font-color" fo:font-weight="bold" officeooo:rsid="0007142d" officeooo:paragraph-rsid="001f5d71" style:font-size-asian="16pt" style:font-weight-asian="bold" style:font-size-complex="16pt" style:font-weight-complex="bold"/>
    </style:style>
    <style:style style:name="P36" style:family="paragraph" style:parent-style-name="Standard">
      <style:text-properties fo:color="#000000" style:font-name="Courier New" fo:font-size="16pt" style:text-underline-style="solid" style:text-underline-width="auto" style:text-underline-color="font-color" fo:font-weight="normal" officeooo:rsid="0007142d" officeooo:paragraph-rsid="0007142d" style:font-size-asian="14pt" style:font-weight-asian="normal" style:font-size-complex="16pt" style:font-weight-complex="normal"/>
    </style:style>
    <style:style style:name="P37" style:family="paragraph" style:parent-style-name="Standard">
      <style:text-properties fo:color="#000000" style:font-name="Courier New" fo:font-size="16pt" fo:font-weight="bold" officeooo:rsid="0007142d" officeooo:paragraph-rsid="0007142d" style:font-size-asian="14pt" style:font-weight-asian="bold" style:font-size-complex="16pt" style:font-weight-complex="bold"/>
    </style:style>
    <style:style style:name="P38" style:family="paragraph" style:parent-style-name="Standard">
      <style:text-properties fo:color="#000000" style:font-name="Courier New" fo:font-size="16pt" fo:font-weight="normal" officeooo:rsid="0007142d" officeooo:paragraph-rsid="0007142d" style:font-size-asian="14pt" style:font-weight-asian="normal" style:font-size-complex="16pt" style:font-weight-complex="normal"/>
    </style:style>
    <style:style style:name="P39" style:family="paragraph" style:parent-style-name="Standard">
      <style:text-properties fo:color="#000000" style:font-name="Courier New" fo:font-size="16pt" fo:font-weight="normal" officeooo:rsid="0007142d" officeooo:paragraph-rsid="00173f7e" style:font-size-asian="14pt" style:font-weight-asian="normal" style:font-size-complex="16pt" style:font-weight-complex="normal"/>
    </style:style>
    <style:style style:name="P40" style:family="paragraph" style:parent-style-name="Standard">
      <style:text-properties fo:color="#000000" style:font-name="Courier New" fo:font-size="16pt" fo:font-weight="normal" officeooo:rsid="0007142d" officeooo:paragraph-rsid="001937a1" style:font-size-asian="14pt" style:font-weight-asian="normal" style:font-size-complex="16pt" style:font-weight-complex="normal"/>
    </style:style>
    <style:style style:name="P41" style:family="paragraph" style:parent-style-name="Standard">
      <style:text-properties fo:color="#000000" style:font-name="Courier New" fo:font-size="16pt" fo:font-weight="normal" officeooo:rsid="0007142d" officeooo:paragraph-rsid="0019de5c" style:font-size-asian="14pt" style:font-weight-asian="normal" style:font-size-complex="16pt" style:font-weight-complex="normal"/>
    </style:style>
    <style:style style:name="P42" style:family="paragraph" style:parent-style-name="Standard">
      <style:text-properties fo:color="#000000" style:font-name="Courier New" fo:font-size="16pt" fo:font-weight="normal" officeooo:rsid="0007142d" officeooo:paragraph-rsid="001ade2b" style:font-size-asian="14pt" style:font-weight-asian="normal" style:font-size-complex="16pt" style:font-weight-complex="normal"/>
    </style:style>
    <style:style style:name="P43" style:family="paragraph" style:parent-style-name="Standard">
      <style:text-properties fo:color="#000000" style:font-name="Courier New" fo:font-size="16pt" fo:font-weight="normal" officeooo:rsid="0007142d" officeooo:paragraph-rsid="002469ee" style:font-size-asian="14pt" style:font-weight-asian="normal" style:font-size-complex="16pt" style:font-weight-complex="normal"/>
    </style:style>
    <style:style style:name="P44" style:family="paragraph" style:parent-style-name="Standard">
      <style:text-properties fo:color="#000000" style:font-name="Courier New" fo:font-size="16pt" fo:font-weight="normal" officeooo:rsid="0007142d" officeooo:paragraph-rsid="0007142d" style:font-size-asian="16pt" style:font-weight-asian="normal" style:font-size-complex="16pt" style:font-weight-complex="normal"/>
    </style:style>
    <style:style style:name="P45" style:family="paragraph" style:parent-style-name="Standard">
      <style:text-properties fo:color="#000000" style:font-name="Courier New" fo:font-size="16pt" fo:font-weight="normal" officeooo:rsid="0007142d" officeooo:paragraph-rsid="00173f7e" style:font-size-asian="16pt" style:font-weight-asian="normal" style:font-size-complex="16pt" style:font-weight-complex="normal"/>
    </style:style>
    <style:style style:name="P46" style:family="paragraph" style:parent-style-name="Standard">
      <style:text-properties fo:color="#000000" style:font-name="Courier New" fo:font-size="16pt" fo:font-weight="normal" officeooo:rsid="0007142d" officeooo:paragraph-rsid="001aff97" style:font-size-asian="16pt" style:font-weight-asian="normal" style:font-size-complex="16pt" style:font-weight-complex="normal"/>
    </style:style>
    <style:style style:name="P47" style:family="paragraph" style:parent-style-name="Standard">
      <style:text-properties fo:color="#000000" style:font-name="Courier New" fo:font-size="16pt" fo:font-weight="normal" officeooo:rsid="0007142d" officeooo:paragraph-rsid="002469ee" style:font-size-asian="16pt" style:font-weight-asian="normal" style:font-size-complex="16pt" style:font-weight-complex="normal"/>
    </style:style>
    <style:style style:name="P48" style:family="paragraph" style:parent-style-name="Standard">
      <style:text-properties fo:color="#000000" style:font-name="Courier New" fo:font-size="16pt" fo:font-weight="normal" officeooo:rsid="000838db" officeooo:paragraph-rsid="00138ff2" style:font-size-asian="16pt" style:font-weight-asian="normal" style:font-size-complex="16pt" style:font-weight-complex="normal"/>
    </style:style>
    <style:style style:name="P49" style:family="paragraph" style:parent-style-name="Standard">
      <style:text-properties fo:color="#000000" style:font-name="Courier New" fo:font-size="12pt" style:text-underline-style="none" fo:font-weight="normal" officeooo:rsid="000ce3d5" officeooo:paragraph-rsid="000ce3d5" style:font-size-asian="10.5pt" style:font-weight-asian="normal" style:font-size-complex="12pt" style:font-weight-complex="normal"/>
    </style:style>
    <style:style style:name="P50" style:family="paragraph" style:parent-style-name="Standard">
      <style:text-properties fo:color="#000000" style:font-name="Courier New" fo:font-size="12pt" style:text-underline-style="none" fo:font-weight="normal" officeooo:rsid="000ce3d5" officeooo:paragraph-rsid="000d7b4d" style:font-size-asian="10.5pt" style:font-weight-asian="normal" style:font-size-complex="12pt" style:font-weight-complex="normal"/>
    </style:style>
    <style:style style:name="P51" style:family="paragraph" style:parent-style-name="Standard">
      <style:text-properties fo:color="#000000" style:font-name="Courier New" fo:font-size="12pt" style:text-underline-style="none" fo:font-weight="normal" officeooo:rsid="001d0bf3" officeooo:paragraph-rsid="001e7974" style:font-size-asian="10.5pt" style:font-weight-asian="normal" style:font-size-complex="12pt" style:font-weight-complex="normal"/>
    </style:style>
    <style:style style:name="P52" style:family="paragraph" style:parent-style-name="Standard">
      <style:text-properties fo:color="#000000" style:font-name="Courier New" fo:font-size="12pt" style:text-underline-style="none" fo:font-weight="bold" officeooo:rsid="0012ba8e" officeooo:paragraph-rsid="00173f7e" style:font-size-asian="10.5pt" style:font-weight-asian="bold" style:font-size-complex="12pt" style:font-weight-complex="bold"/>
    </style:style>
    <style:style style:name="P53" style:family="paragraph" style:parent-style-name="Standard">
      <style:text-properties fo:color="#000000" style:font-name="Courier New" fo:font-size="12pt" style:text-underline-style="none" fo:font-weight="bold" officeooo:rsid="0012ba8e" officeooo:paragraph-rsid="0020feac" style:font-size-asian="10.5pt" style:font-weight-asian="bold" style:font-size-complex="12pt" style:font-weight-complex="bold"/>
    </style:style>
    <style:style style:name="P54" style:family="paragraph" style:parent-style-name="Standard">
      <style:text-properties fo:color="#000000" style:font-name="Courier New" fo:font-size="30pt" style:text-underline-style="solid" style:text-underline-width="auto" style:text-underline-color="font-color" fo:font-weight="bold" officeooo:rsid="0007142d" officeooo:paragraph-rsid="0007142d" style:font-size-asian="30pt" style:font-weight-asian="bold" style:font-size-complex="30pt" style:font-weight-complex="bold"/>
    </style:style>
    <style:style style:name="P55" style:family="paragraph" style:parent-style-name="Standard">
      <style:text-properties fo:color="#000000" style:font-name="Courier New" fo:font-size="30pt" style:text-underline-style="solid" style:text-underline-width="auto" style:text-underline-color="font-color" fo:font-weight="bold" officeooo:rsid="000838db" officeooo:paragraph-rsid="000838db" style:font-size-asian="30pt" style:font-weight-asian="bold" style:font-size-complex="30pt" style:font-weight-complex="bold"/>
    </style:style>
    <style:style style:name="P56" style:family="paragraph" style:parent-style-name="Standard">
      <style:text-properties fo:color="#000000" style:font-name="Courier New" fo:font-size="30pt" style:text-underline-style="solid" style:text-underline-width="auto" style:text-underline-color="font-color" fo:font-weight="bold" officeooo:rsid="001f5d71" officeooo:paragraph-rsid="001f5d71" style:font-size-asian="30pt" style:font-weight-asian="bold" style:font-size-complex="30pt" style:font-weight-complex="bold"/>
    </style:style>
    <style:style style:name="P57" style:family="paragraph" style:parent-style-name="Standard">
      <style:text-properties fo:color="#000000" style:font-name="Arial" fo:font-size="16pt" fo:font-weight="bold" officeooo:rsid="0007142d" officeooo:paragraph-rsid="0007142d" style:font-size-asian="14pt" style:font-weight-asian="bold" style:font-size-complex="16pt" style:font-weight-complex="bold"/>
    </style:style>
    <style:style style:name="P58" style:family="paragraph" style:parent-style-name="Standard">
      <style:text-properties fo:color="#000000" style:font-name="Arial" fo:font-size="16pt" fo:font-weight="normal" officeooo:rsid="0007142d" officeooo:paragraph-rsid="0007142d" style:font-size-asian="14pt" style:font-weight-asian="normal" style:font-size-complex="16pt" style:font-weight-complex="normal"/>
    </style:style>
    <style:style style:name="P59" style:family="paragraph" style:parent-style-name="Standard">
      <style:text-properties fo:color="#000000" style:font-name="Arial" fo:font-size="16pt" style:text-underline-style="none" fo:font-weight="normal" officeooo:rsid="000ce3d5" officeooo:paragraph-rsid="00133055" style:font-size-asian="14pt" style:font-weight-asian="normal" style:font-size-complex="16pt" style:font-weight-complex="normal"/>
    </style:style>
    <style:style style:name="P60" style:family="paragraph" style:parent-style-name="Standard">
      <style:text-properties fo:color="#000000" style:font-name="Arial" fo:font-size="16pt" style:text-underline-style="none" fo:font-weight="normal" officeooo:rsid="000ce3d5" officeooo:paragraph-rsid="001ecc5a" style:font-size-asian="14pt" style:font-weight-asian="normal" style:font-size-complex="16pt" style:font-weight-complex="normal"/>
    </style:style>
    <style:style style:name="P61" style:family="paragraph" style:parent-style-name="Standard">
      <style:text-properties fo:color="#000000" style:font-name="Arial" fo:font-size="16pt" style:text-underline-style="none" fo:font-weight="normal" officeooo:rsid="000838db" officeooo:paragraph-rsid="001d0bf3" style:font-size-asian="16pt" style:font-weight-asian="normal" style:font-size-complex="16pt" style:font-weight-complex="normal"/>
    </style:style>
    <style:style style:name="P62" style:family="paragraph" style:parent-style-name="Standard">
      <style:text-properties fo:color="#000000" style:font-name="Arial" fo:font-size="12pt" style:text-underline-style="none" fo:font-weight="normal" officeooo:rsid="000838db" officeooo:paragraph-rsid="000838db" style:font-size-asian="10.5pt" style:font-weight-asian="normal" style:font-size-complex="12pt" style:font-weight-complex="normal"/>
    </style:style>
    <style:style style:name="P63" style:family="paragraph" style:parent-style-name="Standard">
      <style:text-properties fo:color="#000000" style:font-name="Arial" fo:font-size="12pt" style:text-underline-style="none" fo:font-weight="normal" officeooo:rsid="000838db" officeooo:paragraph-rsid="000a13b0" style:font-size-asian="10.5pt" style:font-weight-asian="normal" style:font-size-complex="12pt" style:font-weight-complex="normal"/>
    </style:style>
    <style:style style:name="P64" style:family="paragraph" style:parent-style-name="Standard">
      <style:text-properties fo:color="#000000" style:font-name="Arial" fo:font-size="12pt" style:text-underline-style="none" fo:font-weight="normal" officeooo:rsid="000838db" officeooo:paragraph-rsid="0020cef8" style:font-size-asian="10.5pt" style:font-weight-asian="normal" style:font-size-complex="12pt" style:font-weight-complex="normal"/>
    </style:style>
    <style:style style:name="P65" style:family="paragraph" style:parent-style-name="Standard">
      <style:text-properties fo:color="#000000" style:font-name="Arial" fo:font-size="12pt" style:text-underline-style="none" fo:font-weight="normal" officeooo:rsid="000838db" officeooo:paragraph-rsid="000c0d4e" style:font-size-asian="10.5pt" style:font-weight-asian="normal" style:font-size-complex="12pt" style:font-weight-complex="normal"/>
    </style:style>
    <style:style style:name="P66" style:family="paragraph" style:parent-style-name="Standard">
      <style:text-properties fo:color="#000000" style:font-name="Arial" fo:font-size="12pt" style:text-underline-style="none" fo:font-weight="normal" officeooo:rsid="000838db" officeooo:paragraph-rsid="000d7b4d" style:font-size-asian="10.5pt" style:font-weight-asian="normal" style:font-size-complex="12pt" style:font-weight-complex="normal"/>
    </style:style>
    <style:style style:name="P67" style:family="paragraph" style:parent-style-name="Standard">
      <style:text-properties fo:color="#000000" style:font-name="Arial" fo:font-size="12pt" style:text-underline-style="none" fo:font-weight="normal" officeooo:rsid="000838db" officeooo:paragraph-rsid="000e63ec" style:font-size-asian="10.5pt" style:font-weight-asian="normal" style:font-size-complex="12pt" style:font-weight-complex="normal"/>
    </style:style>
    <style:style style:name="P68" style:family="paragraph" style:parent-style-name="Standard">
      <style:text-properties fo:color="#000000" style:font-name="Arial" fo:font-size="12pt" style:text-underline-style="none" fo:font-weight="normal" officeooo:rsid="000838db" officeooo:paragraph-rsid="000ea7d8" style:font-size-asian="10.5pt" style:font-weight-asian="normal" style:font-size-complex="12pt" style:font-weight-complex="normal"/>
    </style:style>
    <style:style style:name="P69" style:family="paragraph" style:parent-style-name="Standard">
      <style:text-properties fo:color="#000000" style:font-name="Arial" fo:font-size="12pt" style:text-underline-style="none" fo:font-weight="normal" officeooo:rsid="000c0d4e" officeooo:paragraph-rsid="000c0d4e" style:font-size-asian="10.5pt" style:font-weight-asian="normal" style:font-size-complex="12pt" style:font-weight-complex="normal"/>
    </style:style>
    <style:style style:name="P70" style:family="paragraph" style:parent-style-name="Standard">
      <style:text-properties fo:color="#000000" style:font-name="Arial" fo:font-size="12pt" style:text-underline-style="none" fo:font-weight="normal" officeooo:rsid="000c0d4e" officeooo:paragraph-rsid="000a13b0" style:font-size-asian="10.5pt" style:font-weight-asian="normal" style:font-size-complex="12pt" style:font-weight-complex="normal"/>
    </style:style>
    <style:style style:name="P71" style:family="paragraph" style:parent-style-name="Standard">
      <style:text-properties fo:color="#000000" style:font-name="Arial" fo:font-size="12pt" style:text-underline-style="none" fo:font-weight="normal" officeooo:rsid="000c0d4e" officeooo:paragraph-rsid="000d7b4d" style:font-size-asian="10.5pt" style:font-weight-asian="normal" style:font-size-complex="12pt" style:font-weight-complex="normal"/>
    </style:style>
    <style:style style:name="P72" style:family="paragraph" style:parent-style-name="Standard">
      <style:text-properties fo:color="#000000" style:font-name="Arial" fo:font-size="12pt" style:text-underline-style="none" fo:font-weight="normal" officeooo:rsid="000c0d4e" officeooo:paragraph-rsid="000db65a" style:font-size-asian="10.5pt" style:font-weight-asian="normal" style:font-size-complex="12pt" style:font-weight-complex="normal"/>
    </style:style>
    <style:style style:name="P73" style:family="paragraph" style:parent-style-name="Standard">
      <style:text-properties fo:color="#000000" style:font-name="Arial" fo:font-size="12pt" style:text-underline-style="none" fo:font-weight="normal" officeooo:rsid="000c0d4e" officeooo:paragraph-rsid="000e63ec" style:font-size-asian="10.5pt" style:font-weight-asian="normal" style:font-size-complex="12pt" style:font-weight-complex="normal"/>
    </style:style>
    <style:style style:name="P74" style:family="paragraph" style:parent-style-name="Standard">
      <style:text-properties fo:color="#000000" style:font-name="Arial" fo:font-size="12pt" style:text-underline-style="none" fo:font-weight="normal" officeooo:rsid="000c0d4e" officeooo:paragraph-rsid="000ea7d8" style:font-size-asian="10.5pt" style:font-weight-asian="normal" style:font-size-complex="12pt" style:font-weight-complex="normal"/>
    </style:style>
    <style:style style:name="P75" style:family="paragraph" style:parent-style-name="Standard">
      <style:text-properties fo:color="#000000" style:font-name="Arial" fo:font-size="12pt" style:text-underline-style="none" fo:font-weight="normal" officeooo:rsid="000ce3d5" officeooo:paragraph-rsid="000d7b4d" style:font-size-asian="10.5pt" style:font-weight-asian="normal" style:font-size-complex="12pt" style:font-weight-complex="normal"/>
    </style:style>
    <style:style style:name="P76" style:family="paragraph" style:parent-style-name="Standard">
      <style:text-properties fo:color="#000000" style:font-name="Arial" fo:font-size="12pt" style:text-underline-style="none" fo:font-weight="normal" officeooo:rsid="000ce3d5" officeooo:paragraph-rsid="000e63ec" style:font-size-asian="10.5pt" style:font-weight-asian="normal" style:font-size-complex="12pt" style:font-weight-complex="normal"/>
    </style:style>
    <style:style style:name="P77" style:family="paragraph" style:parent-style-name="Standard">
      <style:text-properties fo:color="#000000" style:font-name="Arial" fo:font-size="12pt" style:text-underline-style="none" fo:font-weight="normal" officeooo:rsid="000e63ec" officeooo:paragraph-rsid="000e63ec" style:font-size-asian="10.5pt" style:font-weight-asian="normal" style:font-size-complex="12pt" style:font-weight-complex="normal"/>
    </style:style>
    <style:style style:name="P78" style:family="paragraph" style:parent-style-name="Standard">
      <style:text-properties fo:color="#000000" style:font-name="Arial" fo:font-size="12pt" style:text-underline-style="none" fo:font-weight="normal" officeooo:rsid="000e63ec" officeooo:paragraph-rsid="000ea7d8" style:font-size-asian="10.5pt" style:font-weight-asian="normal" style:font-size-complex="12pt" style:font-weight-complex="normal"/>
    </style:style>
    <style:style style:name="P79" style:family="paragraph" style:parent-style-name="Standard">
      <style:text-properties fo:color="#000000" style:font-name="Arial" fo:font-size="12pt" style:text-underline-style="none" fo:font-weight="normal" officeooo:rsid="000e63ec" officeooo:paragraph-rsid="00179fe0" style:font-size-asian="10.5pt" style:font-weight-asian="normal" style:font-size-complex="12pt" style:font-weight-complex="normal"/>
    </style:style>
    <style:style style:name="P80" style:family="paragraph" style:parent-style-name="Standard">
      <style:text-properties fo:color="#000000" style:font-name="Arial" fo:font-size="12pt" style:text-underline-style="none" fo:font-weight="normal" officeooo:rsid="000e63ec" officeooo:paragraph-rsid="0019de5c" style:font-size-asian="10.5pt" style:font-weight-asian="normal" style:font-size-complex="12pt" style:font-weight-complex="normal"/>
    </style:style>
    <style:style style:name="P81" style:family="paragraph" style:parent-style-name="Standard">
      <style:text-properties fo:color="#000000" style:font-name="Arial" fo:font-size="12pt" style:text-underline-style="none" fo:font-weight="normal" officeooo:rsid="000e63ec" officeooo:paragraph-rsid="0020feac" style:font-size-asian="10.5pt" style:font-weight-asian="normal" style:font-size-complex="12pt" style:font-weight-complex="normal"/>
    </style:style>
    <style:style style:name="P82" style:family="paragraph" style:parent-style-name="Standard">
      <style:text-properties fo:color="#000000" style:font-name="Arial" fo:font-size="12pt" style:text-underline-style="none" fo:font-weight="normal" officeooo:rsid="000a13b0" officeooo:paragraph-rsid="000838db" style:font-size-asian="10.5pt" style:font-weight-asian="normal" style:font-size-complex="12pt" style:font-weight-complex="normal"/>
    </style:style>
    <style:style style:name="P83" style:family="paragraph" style:parent-style-name="Standard">
      <style:text-properties fo:color="#000000" style:font-name="Arial" fo:font-size="12pt" style:text-underline-style="none" fo:font-weight="normal" officeooo:rsid="0007142d" officeooo:paragraph-rsid="000c0d4e" style:font-size-asian="10.5pt" style:font-weight-asian="normal" style:font-size-complex="12pt" style:font-weight-complex="normal"/>
    </style:style>
    <style:style style:name="P84" style:family="paragraph" style:parent-style-name="Standard">
      <style:text-properties fo:color="#000000" style:font-name="Arial" fo:font-size="12pt" style:text-underline-style="none" fo:font-weight="normal" officeooo:rsid="0007142d" officeooo:paragraph-rsid="000ea7d8" style:font-size-asian="10.5pt" style:font-weight-asian="normal" style:font-size-complex="12pt" style:font-weight-complex="normal"/>
    </style:style>
    <style:style style:name="P85" style:family="paragraph" style:parent-style-name="Standard">
      <style:text-properties fo:color="#000000" style:font-name="Arial" fo:font-size="12pt" style:text-underline-style="none" fo:font-weight="normal" officeooo:rsid="0007142d" officeooo:paragraph-rsid="001f5d71" style:font-size-asian="10.5pt" style:font-weight-asian="normal" style:font-size-complex="12pt" style:font-weight-complex="normal"/>
    </style:style>
    <style:style style:name="P86" style:family="paragraph" style:parent-style-name="Standard">
      <style:text-properties fo:color="#000000" style:font-name="Arial" fo:font-size="12pt" style:text-underline-style="none" fo:font-weight="normal" officeooo:rsid="001d0bf3" officeooo:paragraph-rsid="001d0bf3" style:font-size-asian="10.5pt" style:font-weight-asian="normal" style:font-size-complex="12pt" style:font-weight-complex="normal"/>
    </style:style>
    <style:style style:name="P87" style:family="paragraph" style:parent-style-name="Standard">
      <style:text-properties fo:color="#000000" style:font-name="Arial" fo:font-size="12pt" style:text-underline-style="none" fo:font-weight="normal" officeooo:rsid="001d0bf3" officeooo:paragraph-rsid="001e7974" style:font-size-asian="10.5pt" style:font-weight-asian="normal" style:font-size-complex="12pt" style:font-weight-complex="normal"/>
    </style:style>
    <style:style style:name="P88" style:family="paragraph" style:parent-style-name="Standard">
      <style:text-properties fo:color="#000000" style:font-name="Arial" fo:font-size="12pt" style:text-underline-style="none" fo:font-weight="normal" officeooo:rsid="0024e30d" officeooo:paragraph-rsid="002469ee" style:font-size-asian="10.5pt" style:font-weight-asian="normal" style:font-size-complex="12pt" style:font-weight-complex="normal"/>
    </style:style>
    <style:style style:name="P89" style:family="paragraph" style:parent-style-name="Standard">
      <style:text-properties fo:color="#000000" style:font-name="Arial" fo:font-size="12pt" style:text-underline-style="none" fo:font-weight="bold" officeooo:rsid="0012ba8e" officeooo:paragraph-rsid="0011941e" style:font-size-asian="10.5pt" style:font-weight-asian="bold" style:font-size-complex="12pt" style:font-weight-complex="bold"/>
    </style:style>
    <style:style style:name="P90" style:family="paragraph" style:parent-style-name="Standard">
      <style:text-properties fo:color="#000000" style:font-name="Arial" fo:font-size="12pt" fo:font-weight="normal" officeooo:rsid="0007142d" officeooo:paragraph-rsid="0007142d" style:font-size-asian="10.5pt" style:font-weight-asian="normal" style:font-size-complex="12pt" style:font-weight-complex="normal"/>
    </style:style>
    <style:style style:name="P91" style:family="paragraph" style:parent-style-name="Standard">
      <style:text-properties fo:color="#000000" style:font-name="Arial" fo:font-size="12pt" fo:font-weight="normal" officeooo:rsid="0007142d" officeooo:paragraph-rsid="00173f7e" style:font-size-asian="10.5pt" style:font-weight-asian="normal" style:font-size-complex="12pt" style:font-weight-complex="normal"/>
    </style:style>
    <style:style style:name="P92" style:family="paragraph" style:parent-style-name="Standard">
      <style:text-properties fo:color="#000000" style:font-name="Arial" fo:font-size="12pt" fo:font-weight="normal" officeooo:rsid="0007142d" officeooo:paragraph-rsid="0019de5c" style:font-size-asian="10.5pt" style:font-weight-asian="normal" style:font-size-complex="12pt" style:font-weight-complex="normal"/>
    </style:style>
    <style:style style:name="P93" style:family="paragraph" style:parent-style-name="Standard">
      <style:text-properties fo:color="#000000" style:font-name="Arial" fo:font-size="12pt" fo:font-weight="normal" officeooo:rsid="0007142d" officeooo:paragraph-rsid="002469ee" style:font-size-asian="10.5pt" style:font-weight-asian="normal" style:font-size-complex="12pt" style:font-weight-complex="normal"/>
    </style:style>
    <style:style style:name="P94" style:family="paragraph" style:parent-style-name="Standard">
      <style:text-properties fo:color="#000000" style:font-name="Arial" fo:font-size="12pt" fo:font-weight="normal" officeooo:rsid="000838db" officeooo:paragraph-rsid="0007142d" style:font-size-asian="10.5pt" style:font-weight-asian="normal" style:font-size-complex="12pt" style:font-weight-complex="normal"/>
    </style:style>
    <style:style style:name="P95" style:family="paragraph" style:parent-style-name="Standard">
      <style:text-properties fo:color="#000000" style:font-name="Arial" fo:font-size="12pt" fo:font-weight="normal" officeooo:rsid="000838db" officeooo:paragraph-rsid="00173f7e" style:font-size-asian="10.5pt" style:font-weight-asian="normal" style:font-size-complex="12pt" style:font-weight-complex="normal"/>
    </style:style>
    <style:style style:name="P96" style:family="paragraph" style:parent-style-name="Standard">
      <style:text-properties fo:color="#000000" style:font-name="Arial" fo:font-size="12pt" fo:font-weight="normal" officeooo:rsid="001aff97" officeooo:paragraph-rsid="0019de5c" style:font-size-asian="10.5pt" style:font-weight-asian="normal" style:font-size-complex="12pt" style:font-weight-complex="normal"/>
    </style:style>
    <style:style style:name="P97" style:family="paragraph" style:parent-style-name="Standard">
      <style:text-properties fo:color="#000000" style:font-name="Arial" fo:font-size="12pt" fo:font-weight="normal" officeooo:rsid="001aff97" officeooo:paragraph-rsid="002469ee" style:font-size-asian="10.5pt" style:font-weight-asian="normal" style:font-size-complex="12pt" style:font-weight-complex="normal"/>
    </style:style>
    <style:style style:name="P98" style:family="paragraph" style:parent-style-name="Standard">
      <style:text-properties fo:color="#000000" style:font-name="Arial" fo:font-size="30pt" fo:font-weight="bold" officeooo:rsid="0026b74d" officeooo:paragraph-rsid="0026b74d" style:font-size-asian="30pt" style:font-weight-asian="bold" style:font-size-complex="30pt" style:font-weight-complex="bold"/>
    </style:style>
    <style:style style:name="P99" style:family="paragraph" style:parent-style-name="Standard">
      <style:text-properties fo:color="#000000" style:font-name="Arial" fo:font-size="30pt" fo:font-weight="bold" officeooo:rsid="001f5d71" officeooo:paragraph-rsid="001f5d71" style:font-size-asian="30pt" style:font-weight-asian="bold" style:font-size-complex="30pt" style:font-weight-complex="bold"/>
    </style:style>
    <style:style style:name="P100" style:family="paragraph" style:parent-style-name="Standard">
      <style:text-properties fo:color="#000000" style:font-name="Arial" fo:font-size="30pt" style:text-underline-style="none" fo:font-weight="bold" officeooo:rsid="001f5d71" officeooo:paragraph-rsid="001f5d71" style:font-size-asian="30pt" style:font-weight-asian="bold" style:font-size-complex="30pt" style:font-weight-complex="bold"/>
    </style:style>
    <style:style style:name="P101" style:family="paragraph" style:parent-style-name="Standard">
      <style:text-properties fo:color="#000000" style:font-name="Arial" fo:font-size="12pt" fo:font-weight="normal" officeooo:rsid="001aff97" officeooo:paragraph-rsid="001aff97" style:font-size-asian="10.5pt" style:font-weight-asian="normal" style:font-size-complex="12pt" style:font-weight-complex="normal"/>
    </style:style>
    <style:style style:name="P102" style:family="paragraph" style:parent-style-name="Standard">
      <style:text-properties fo:color="#000000" style:font-name="Arial" fo:font-size="16pt" fo:font-weight="bold" officeooo:rsid="0026b74d" officeooo:paragraph-rsid="001f5d71" style:font-size-asian="14pt" style:font-weight-asian="bold" style:font-size-complex="16pt" style:font-weight-complex="bold"/>
    </style:style>
    <style:style style:name="P103" style:family="paragraph" style:parent-style-name="Standard">
      <style:text-properties fo:color="#000000" style:font-name="Arial" fo:font-size="30pt" fo:font-weight="bold" officeooo:rsid="0026b74d" officeooo:paragraph-rsid="0026b74d" style:font-size-asian="30pt" style:font-weight-asian="bold" style:font-size-complex="30pt" style:font-weight-complex="bold"/>
    </style:style>
    <style:style style:name="P104" style:family="paragraph" style:parent-style-name="Standard">
      <style:text-properties fo:color="#000000" style:font-name="Century SchoolBook URW" fo:font-size="60pt" fo:font-weight="bold" officeooo:rsid="00253c6e" officeooo:paragraph-rsid="00253c6e" style:font-size-asian="52.5pt" style:font-weight-asian="bold" style:font-size-complex="60pt" style:font-weight-complex="bold"/>
    </style:style>
    <style:style style:name="P105" style:family="paragraph" style:parent-style-name="Standard">
      <style:text-properties fo:color="#000000" style:font-name="Century SchoolBook URW" fo:font-size="60pt" fo:font-weight="bold" officeooo:rsid="0026b74d" officeooo:paragraph-rsid="0026b74d" style:font-size-asian="52.5pt" style:font-weight-asian="bold" style:font-size-complex="60pt" style:font-weight-complex="bold"/>
    </style:style>
    <style:style style:name="P106" style:family="paragraph" style:parent-style-name="Standard">
      <style:text-properties fo:color="#000000" style:font-name="Century SchoolBook URW" fo:font-size="30pt" fo:font-weight="bold" officeooo:rsid="00253c6e" officeooo:paragraph-rsid="00253c6e" style:font-size-asian="26.25pt" style:font-weight-asian="bold" style:font-size-complex="30pt" style:font-weight-complex="bold"/>
    </style:style>
    <style:style style:name="P107" style:family="paragraph" style:parent-style-name="Standard">
      <style:text-properties fo:color="#000000" style:font-name="Century SchoolBook URW" fo:font-size="30pt" fo:font-weight="bold" officeooo:rsid="0026b74d" officeooo:paragraph-rsid="0026b74d" style:font-size-asian="30pt" style:font-weight-asian="bold" style:font-size-complex="30pt" style:font-weight-complex="bold"/>
    </style:style>
    <style:style style:name="P108" style:family="paragraph" style:parent-style-name="Standard">
      <style:text-properties fo:color="#000000" style:font-name="Century SchoolBook URW" fo:font-size="30pt" fo:font-weight="bold" officeooo:rsid="001f5d71" officeooo:paragraph-rsid="001f5d71" style:font-size-asian="30pt" style:font-weight-asian="bold" style:font-size-complex="30pt" style:font-weight-complex="bold"/>
    </style:style>
    <style:style style:name="P109" style:family="paragraph" style:parent-style-name="Standard">
      <style:text-properties fo:color="#000000" style:font-name="Century SchoolBook URW" fo:font-size="16pt" fo:font-weight="bold" officeooo:rsid="0026b74d" officeooo:paragraph-rsid="0026b74d" style:font-size-asian="14pt" style:font-weight-asian="bold" style:font-size-complex="16pt" style:font-weight-complex="bold"/>
    </style:style>
    <style:style style:name="P110" style:family="paragraph" style:parent-style-name="Standard">
      <style:text-properties fo:color="#000000" style:font-name="Century SchoolBook URW" fo:font-size="16pt" style:text-underline-style="none" fo:font-weight="normal" officeooo:rsid="001e7974" officeooo:paragraph-rsid="001e7974" style:font-size-asian="16pt" style:font-weight-asian="normal" style:font-size-complex="16pt" style:font-weight-complex="normal"/>
    </style:style>
    <style:style style:name="P111" style:family="paragraph" style:parent-style-name="Standard">
      <style:text-properties fo:color="#000000" style:font-name="Century SchoolBook URW" fo:font-size="16pt" style:text-underline-style="none" fo:font-weight="normal" officeooo:rsid="001e7974" officeooo:paragraph-rsid="001ecc5a" style:font-size-asian="16pt" style:font-weight-asian="normal" style:font-size-complex="16pt" style:font-weight-complex="normal"/>
    </style:style>
    <style:style style:name="P112" style:family="paragraph" style:parent-style-name="Standard">
      <style:text-properties fo:color="#000000" style:font-name="Century SchoolBook URW" fo:font-size="16pt" style:text-underline-style="none" fo:font-weight="normal" officeooo:rsid="000838db" officeooo:paragraph-rsid="0020feac" style:font-size-asian="16pt" style:font-weight-asian="normal" style:font-size-complex="16pt" style:font-weight-complex="normal"/>
    </style:style>
    <style:style style:name="P113" style:family="paragraph" style:parent-style-name="Standard">
      <style:text-properties fo:color="#000000" style:font-name="Century SchoolBook URW" fo:font-size="12pt" fo:font-weight="normal" officeooo:rsid="000838db" officeooo:paragraph-rsid="000838db" style:font-size-asian="10.5pt" style:font-weight-asian="normal" style:font-size-complex="12pt" style:font-weight-complex="normal"/>
    </style:style>
    <style:style style:name="P114" style:family="paragraph" style:parent-style-name="Standard">
      <style:text-properties fo:color="#000000" style:font-name="Century SchoolBook URW" fo:font-size="12pt" style:text-underline-style="none" fo:font-weight="normal" officeooo:rsid="000838db" officeooo:paragraph-rsid="001f5d71" style:font-size-asian="10.5pt" style:font-weight-asian="normal" style:font-size-complex="12pt" style:font-weight-complex="normal"/>
    </style:style>
    <style:style style:name="P115" style:family="paragraph" style:parent-style-name="Standard">
      <style:text-properties fo:color="#000000" style:font-name="Century SchoolBook URW" fo:font-size="12pt" style:text-underline-style="none" fo:font-weight="normal" officeooo:rsid="000838db" officeooo:paragraph-rsid="000838db" style:font-size-asian="10.5pt" style:font-weight-asian="normal" style:font-size-complex="12pt" style:font-weight-complex="normal"/>
    </style:style>
    <style:style style:name="P116" style:family="paragraph" style:parent-style-name="Standard">
      <style:text-properties fo:color="#000000" style:font-name="Century SchoolBook URW" fo:font-size="12pt" style:text-underline-style="none" fo:font-weight="normal" officeooo:rsid="000838db" officeooo:paragraph-rsid="000a13b0" style:font-size-asian="10.5pt" style:font-weight-asian="normal" style:font-size-complex="12pt" style:font-weight-complex="normal"/>
    </style:style>
    <style:style style:name="P117" style:family="paragraph" style:parent-style-name="Standard">
      <style:text-properties fo:color="#000000" style:font-name="Century SchoolBook URW" fo:font-size="12pt" style:text-underline-style="none" fo:font-weight="normal" officeooo:rsid="000c0d4e" officeooo:paragraph-rsid="000c0d4e" style:font-size-asian="10.5pt" style:font-weight-asian="normal" style:font-size-complex="12pt" style:font-weight-complex="normal"/>
    </style:style>
    <style:style style:name="P118" style:family="paragraph" style:parent-style-name="Standard">
      <style:text-properties fo:color="#000000" style:font-name="Century SchoolBook URW" fo:font-size="12pt" style:text-underline-style="none" fo:font-weight="normal" officeooo:rsid="000ce3d5" officeooo:paragraph-rsid="000ce3d5" style:font-size-asian="10.5pt" style:font-weight-asian="normal" style:font-size-complex="12pt" style:font-weight-complex="normal"/>
    </style:style>
    <style:style style:name="P119" style:family="paragraph" style:parent-style-name="Standard">
      <style:text-properties fo:color="#000000" style:font-name="Century SchoolBook URW" fo:font-size="12pt" style:text-underline-style="none" fo:font-weight="normal" officeooo:rsid="000ce3d5" officeooo:paragraph-rsid="000c0d4e" style:font-size-asian="10.5pt" style:font-weight-asian="normal" style:font-size-complex="12pt" style:font-weight-complex="normal"/>
    </style:style>
    <style:style style:name="P120" style:family="paragraph" style:parent-style-name="Standard">
      <style:text-properties fo:color="#000000" style:font-name="Century SchoolBook URW" fo:font-size="12pt" style:text-underline-style="none" fo:font-weight="normal" officeooo:rsid="000ce3d5" officeooo:paragraph-rsid="000d7b4d" style:font-size-asian="10.5pt" style:font-weight-asian="normal" style:font-size-complex="12pt" style:font-weight-complex="normal"/>
    </style:style>
    <style:style style:name="P121" style:family="paragraph" style:parent-style-name="Standard">
      <style:text-properties fo:color="#000000" style:font-name="Century SchoolBook URW" fo:font-size="12pt" style:text-underline-style="none" fo:font-weight="normal" officeooo:rsid="001937a1" officeooo:paragraph-rsid="00179fe0" style:font-size-asian="10.5pt" style:font-weight-asian="normal" style:font-size-complex="12pt" style:font-weight-complex="normal"/>
    </style:style>
    <style:style style:name="P122" style:family="paragraph" style:parent-style-name="Standard">
      <style:text-properties fo:color="#000000" style:font-name="Century SchoolBook URW" fo:font-size="12pt" style:text-underline-style="none" fo:font-weight="normal" officeooo:rsid="0019de5c" officeooo:paragraph-rsid="0019de5c" style:font-size-asian="10.5pt" style:font-weight-asian="normal" style:font-size-complex="12pt" style:font-weight-complex="normal"/>
    </style:style>
    <style:style style:name="P123" style:family="paragraph" style:parent-style-name="Standard">
      <style:text-properties fo:color="#000000" style:font-name="Century SchoolBook URW" fo:font-size="12pt" style:text-underline-style="none" fo:font-weight="normal" officeooo:rsid="001d0bf3" officeooo:paragraph-rsid="001ecc5a" style:font-size-asian="10.5pt" style:font-weight-asian="normal" style:font-size-complex="12pt" style:font-weight-complex="normal"/>
    </style:style>
    <style:style style:name="P124" style:family="paragraph" style:parent-style-name="Standard">
      <style:text-properties fo:color="#000000" style:font-name="Century SchoolBook URW" fo:font-size="12pt" style:text-underline-style="none" fo:font-weight="normal" officeooo:rsid="001f5d71" officeooo:paragraph-rsid="0020cef8" style:font-size-asian="10.5pt" style:font-weight-asian="normal" style:font-size-complex="12pt" style:font-weight-complex="normal"/>
    </style:style>
    <style:style style:name="P125" style:family="paragraph" style:parent-style-name="Standard">
      <style:text-properties fo:color="#000000" style:font-name="Century SchoolBook URW" fo:font-size="12pt" style:text-underline-style="none" fo:font-weight="normal" officeooo:rsid="0020feac" officeooo:paragraph-rsid="0020feac" style:font-size-asian="10.5pt" style:font-weight-asian="normal" style:font-size-complex="12pt" style:font-weight-complex="normal"/>
    </style:style>
    <style:style style:name="P126" style:family="paragraph" style:parent-style-name="Standard">
      <style:text-properties fo:color="#000000" style:font-name="Courier New" fo:font-size="16pt" style:text-underline-style="none" fo:font-weight="normal" officeooo:rsid="0007142d" officeooo:paragraph-rsid="000c0d4e" style:font-size-asian="14pt" style:font-weight-asian="normal" style:font-size-complex="16pt" style:font-weight-complex="normal"/>
    </style:style>
    <style:style style:name="P127" style:family="paragraph" style:parent-style-name="Standard">
      <style:text-properties fo:color="#000000" style:font-name="Courier New" fo:font-size="16pt" style:text-underline-style="none" fo:font-weight="normal" officeooo:rsid="0007142d" officeooo:paragraph-rsid="000d7b4d" style:font-size-asian="14pt" style:font-weight-asian="normal" style:font-size-complex="16pt" style:font-weight-complex="normal"/>
    </style:style>
    <style:style style:name="P128" style:family="paragraph" style:parent-style-name="Standard">
      <style:text-properties fo:color="#000000" style:font-name="Courier New" fo:font-size="16pt" style:text-underline-style="none" fo:font-weight="normal" officeooo:rsid="00318246" officeooo:paragraph-rsid="00318246" style:font-size-asian="14pt" style:font-weight-asian="normal" style:font-size-complex="16pt" style:font-weight-complex="normal"/>
    </style:style>
    <style:style style:name="P129" style:family="paragraph" style:parent-style-name="Standard">
      <style:text-properties fo:color="#000000" style:font-name="Courier New" fo:font-size="12pt" style:text-underline-style="none" fo:font-weight="normal" officeooo:rsid="001d0bf3" officeooo:paragraph-rsid="001e7974" style:font-size-asian="10.5pt" style:font-weight-asian="normal" style:font-size-complex="12pt" style:font-weight-complex="normal"/>
    </style:style>
    <style:style style:name="P130" style:family="paragraph" style:parent-style-name="Standard">
      <style:text-properties fo:color="#000000" style:font-name="Courier New" fo:font-size="12pt" style:text-underline-style="none" fo:font-weight="bold" officeooo:rsid="0012ba8e" officeooo:paragraph-rsid="0020feac" style:font-size-asian="10.5pt" style:font-weight-asian="bold" style:font-size-complex="12pt" style:font-weight-complex="bold"/>
    </style:style>
    <style:style style:name="T1" style:family="text">
      <style:text-properties style:font-name="Courier New"/>
    </style:style>
    <style:style style:name="T2" style:family="text">
      <style:text-properties style:font-name="Courier New" officeooo:rsid="000e63ec"/>
    </style:style>
    <style:style style:name="T3" style:family="text">
      <style:text-properties style:font-name="Courier New" fo:font-size="12pt" fo:font-weight="bold" officeooo:rsid="00133055" style:font-size-asian="10.5pt" style:font-weight-asian="bold" style:font-size-complex="12pt" style:font-weight-complex="bold"/>
    </style:style>
    <style:style style:name="T4" style:family="text">
      <style:text-properties style:font-name="Courier New" fo:font-size="12pt" fo:font-weight="bold" officeooo:rsid="000c0d4e" style:font-size-asian="10.5pt" style:font-weight-asian="bold" style:font-size-complex="12pt" style:font-weight-complex="bold"/>
    </style:style>
    <style:style style:name="T5" style:family="text">
      <style:text-properties style:font-name="Courier New" fo:font-size="12pt" fo:font-weight="bold" officeooo:rsid="001ecc5a" style:font-size-asian="10.5pt" style:font-weight-asian="bold" style:font-size-complex="12pt" style:font-weight-complex="bold"/>
    </style:style>
    <style:style style:name="T6" style:family="text">
      <style:text-properties style:font-name="Courier New" fo:font-size="12pt" officeooo:rsid="000db65a" style:font-size-asian="10.5pt" style:font-size-complex="12pt"/>
    </style:style>
    <style:style style:name="T7" style:family="text">
      <style:text-properties style:font-name="Courier New" fo:font-size="12pt" officeooo:rsid="001beee8" style:font-size-asian="10.5pt" style:font-size-complex="12pt"/>
    </style:style>
    <style:style style:name="T8" style:family="text">
      <style:text-properties style:font-name="Courier New" fo:font-size="12pt" officeooo:rsid="001d0bf3" style:font-size-asian="10.5pt" style:font-size-complex="12pt"/>
    </style:style>
    <style:style style:name="T9" style:family="text">
      <style:text-properties style:font-name="Courier New" officeooo:rsid="001f5d71"/>
    </style:style>
    <style:style style:name="T10" style:family="text">
      <style:text-properties style:font-name="Courier New" officeooo:rsid="001d0bf3"/>
    </style:style>
    <style:style style:name="T11" style:family="text">
      <style:text-properties style:font-name="Arial" fo:font-size="12pt" style:font-size-asian="10.5pt" style:font-size-complex="12pt"/>
    </style:style>
    <style:style style:name="T12" style:family="text">
      <style:text-properties style:font-name="Arial" fo:font-size="12pt" officeooo:rsid="000838db" style:font-size-asian="10.5pt" style:font-size-complex="12pt"/>
    </style:style>
    <style:style style:name="T13" style:family="text">
      <style:text-properties style:font-name="Arial" fo:font-size="12pt" officeooo:rsid="001aff97" style:font-size-asian="10.5pt" style:font-size-complex="12pt"/>
    </style:style>
    <style:style style:name="T14" style:family="text">
      <style:text-properties style:font-name="Arial" fo:font-size="12pt" officeooo:rsid="00248e12" style:font-size-asian="10.5pt" style:font-size-complex="12pt"/>
    </style:style>
    <style:style style:name="T15" style:family="text">
      <style:text-properties style:font-name="Arial" fo:font-size="12pt" officeooo:rsid="0024e30d" style:font-size-asian="10.5pt" style:font-size-complex="12pt"/>
    </style:style>
    <style:style style:name="T16" style:family="text">
      <style:text-properties style:font-name="Arial" fo:font-size="12pt" officeooo:rsid="000a13b0" style:font-size-asian="10.5pt" style:font-size-complex="12pt"/>
    </style:style>
    <style:style style:name="T17" style:family="text">
      <style:text-properties style:font-name="Arial" fo:font-size="12pt" officeooo:rsid="000c0d4e" style:font-size-asian="10.5pt" style:font-size-complex="12pt"/>
    </style:style>
    <style:style style:name="T18" style:family="text">
      <style:text-properties style:font-name="Arial" fo:font-size="12pt" officeooo:rsid="000ce3d5" style:font-size-asian="10.5pt" style:font-size-complex="12pt"/>
    </style:style>
    <style:style style:name="T19" style:family="text">
      <style:text-properties style:font-name="Arial" fo:font-size="12pt" officeooo:rsid="000e63ec" style:font-size-asian="10.5pt" style:font-size-complex="12pt"/>
    </style:style>
    <style:style style:name="T20" style:family="text">
      <style:text-properties style:font-name="Arial" fo:font-size="12pt" officeooo:rsid="0011941e" style:font-size-asian="10.5pt" style:font-size-complex="12pt"/>
    </style:style>
    <style:style style:name="T21" style:family="text">
      <style:text-properties style:font-name="Arial" fo:font-size="12pt" officeooo:rsid="0012ba8e" style:font-size-asian="10.5pt" style:font-size-complex="12pt"/>
    </style:style>
    <style:style style:name="T22" style:family="text">
      <style:text-properties style:font-name="Arial" fo:font-size="12pt" officeooo:rsid="0019de5c" style:font-size-asian="10.5pt" style:font-size-complex="12pt"/>
    </style:style>
    <style:style style:name="T23" style:family="text">
      <style:text-properties style:font-name="Arial" fo:font-size="12pt" officeooo:rsid="0020feac" style:font-size-asian="10.5pt" style:font-size-complex="12pt"/>
    </style:style>
    <style:style style:name="T24" style:family="text">
      <style:text-properties style:font-name="Arial" fo:font-size="12pt" fo:font-weight="bold" officeooo:rsid="0012ba8e" style:font-size-asian="10.5pt" style:font-weight-asian="bold" style:font-size-complex="12pt" style:font-weight-complex="bold"/>
    </style:style>
    <style:style style:name="T25" style:family="text">
      <style:text-properties style:font-name="Arial" fo:font-size="12pt" style:text-underline-style="none" fo:font-weight="bold" officeooo:rsid="0012ba8e" style:font-size-asian="10.5pt" style:font-weight-asian="bold" style:font-size-complex="12pt" style:font-weight-complex="bold"/>
    </style:style>
    <style:style style:name="T26" style:family="text">
      <style:text-properties style:font-name="Arial" fo:font-size="12pt" style:text-underline-style="none" style:font-size-asian="10.5pt" style:font-size-complex="12pt"/>
    </style:style>
    <style:style style:name="T27" style:family="text">
      <style:text-properties style:font-name="Arial" fo:font-size="12pt" style:text-underline-style="none" officeooo:rsid="0011941e" style:font-size-asian="10.5pt" style:font-size-complex="12pt"/>
    </style:style>
    <style:style style:name="T28" style:family="text">
      <style:text-properties style:font-name="Arial" fo:font-size="12pt" style:text-underline-style="none" officeooo:rsid="000c0d4e" style:font-size-asian="10.5pt" style:font-size-complex="12pt"/>
    </style:style>
    <style:style style:name="T29" style:family="text">
      <style:text-properties style:font-name="Arial" fo:font-size="12pt" style:text-underline-style="none" officeooo:rsid="001ade2b" style:font-size-asian="10.5pt" style:font-size-complex="12pt"/>
    </style:style>
    <style:style style:name="T30" style:family="text">
      <style:text-properties style:font-name="Arial" fo:font-size="12pt" style:text-underline-style="none" officeooo:rsid="0024e30d" style:font-size-asian="10.5pt" style:font-size-complex="12pt"/>
    </style:style>
    <style:style style:name="T31" style:family="text">
      <style:text-properties style:font-name="Arial" fo:font-size="12pt" officeooo:rsid="000a13b0" style:font-size-asian="16pt" style:font-size-complex="12pt"/>
    </style:style>
    <style:style style:name="T32" style:family="text">
      <style:text-properties style:font-name="Arial" fo:font-size="12pt" officeooo:rsid="001aff97" style:font-size-asian="12pt" style:font-size-complex="12pt"/>
    </style:style>
    <style:style style:name="T33" style:family="text">
      <style:text-properties fo:font-size="12pt" style:font-size-asian="10.5pt" style:font-size-complex="12pt"/>
    </style:style>
    <style:style style:name="T34" style:family="text">
      <style:text-properties fo:font-size="12pt" officeooo:rsid="000838db" style:font-size-asian="10.5pt" style:font-size-complex="12pt"/>
    </style:style>
    <style:style style:name="T35" style:family="text">
      <style:text-properties fo:font-size="12pt" officeooo:rsid="001aff97" style:font-size-asian="10.5pt" style:font-size-complex="12pt"/>
    </style:style>
    <style:style style:name="T36" style:family="text">
      <style:text-properties fo:font-size="12pt" officeooo:rsid="0024e30d" style:font-size-asian="10.5pt" style:font-size-complex="12pt"/>
    </style:style>
    <style:style style:name="T37" style:family="text">
      <style:text-properties fo:font-size="12pt" officeooo:rsid="000a13b0" style:font-size-asian="10.5pt" style:font-size-complex="12pt"/>
    </style:style>
    <style:style style:name="T38" style:family="text">
      <style:text-properties fo:font-size="12pt" officeooo:rsid="000c0d4e" style:font-size-asian="10.5pt" style:font-size-complex="12pt"/>
    </style:style>
    <style:style style:name="T39" style:family="text">
      <style:text-properties fo:font-size="12pt" officeooo:rsid="000ce3d5" style:font-size-asian="10.5pt" style:font-size-complex="12pt"/>
    </style:style>
    <style:style style:name="T40" style:family="text">
      <style:text-properties fo:font-size="12pt" officeooo:rsid="000d7b4d" style:font-size-asian="10.5pt" style:font-size-complex="12pt"/>
    </style:style>
    <style:style style:name="T41" style:family="text">
      <style:text-properties fo:font-size="12pt" officeooo:rsid="000db65a" style:font-size-asian="10.5pt" style:font-size-complex="12pt"/>
    </style:style>
    <style:style style:name="T42" style:family="text">
      <style:text-properties fo:font-size="12pt" officeooo:rsid="000e63ec" style:font-size-asian="10.5pt" style:font-size-complex="12pt"/>
    </style:style>
    <style:style style:name="T43" style:family="text">
      <style:text-properties fo:font-size="12pt" officeooo:rsid="0019de5c" style:font-size-asian="10.5pt" style:font-size-complex="12pt"/>
    </style:style>
    <style:style style:name="T44" style:family="text">
      <style:text-properties fo:font-size="12pt" officeooo:rsid="0012ba8e" style:font-size-asian="10.5pt" style:font-size-complex="12pt"/>
    </style:style>
    <style:style style:name="T45" style:family="text">
      <style:text-properties fo:font-size="12pt" officeooo:rsid="001beee8" style:font-size-asian="10.5pt" style:font-size-complex="12pt"/>
    </style:style>
    <style:style style:name="T46" style:family="text">
      <style:text-properties fo:font-size="12pt" officeooo:rsid="001d0bf3" style:font-size-asian="10.5pt" style:font-size-complex="12pt"/>
    </style:style>
    <style:style style:name="T47" style:family="text">
      <style:text-properties fo:font-size="12pt" officeooo:rsid="001ecc5a" style:font-size-asian="10.5pt" style:font-size-complex="12pt"/>
    </style:style>
    <style:style style:name="T48" style:family="text">
      <style:text-properties fo:font-size="12pt" officeooo:rsid="0020feac" style:font-size-asian="10.5pt" style:font-size-complex="12pt"/>
    </style:style>
    <style:style style:name="T49" style:family="text">
      <style:text-properties fo:font-size="12pt" fo:font-weight="bold" officeooo:rsid="0012ba8e" style:font-size-asian="10.5pt" style:font-weight-asian="bold" style:font-size-complex="12pt" style:font-weight-complex="bold"/>
    </style:style>
    <style:style style:name="T50" style:family="text">
      <style:text-properties fo:font-size="12pt" fo:font-weight="bold" officeooo:rsid="00133055" style:font-size-asian="10.5pt" style:font-weight-asian="bold" style:font-size-complex="12pt" style:font-weight-complex="bold"/>
    </style:style>
    <style:style style:name="T51" style:family="text">
      <style:text-properties fo:font-size="12pt" fo:font-weight="bold" officeooo:rsid="00138ff2" style:font-size-asian="10.5pt" style:font-weight-asian="bold" style:font-size-complex="12pt" style:font-weight-complex="bold"/>
    </style:style>
    <style:style style:name="T52" style:family="text">
      <style:text-properties fo:font-size="12pt" fo:font-weight="bold" officeooo:rsid="0019de5c" style:font-size-asian="10.5pt" style:font-weight-asian="bold" style:font-size-complex="12pt" style:font-weight-complex="bold"/>
    </style:style>
    <style:style style:name="T53" style:family="text">
      <style:text-properties fo:font-size="12pt" fo:font-weight="bold" officeooo:rsid="0020feac" style:font-size-asian="10.5pt" style:font-weight-asian="bold" style:font-size-complex="12pt" style:font-weight-complex="bold"/>
    </style:style>
    <style:style style:name="T54" style:family="text">
      <style:text-properties fo:font-size="12pt" fo:font-weight="bold" officeooo:rsid="0024e30d" style:font-size-asian="10.5pt" style:font-weight-asian="bold" style:font-size-complex="12pt" style:font-weight-complex="bold"/>
    </style:style>
    <style:style style:name="T55" style:family="text">
      <style:text-properties fo:font-size="12pt" fo:font-weight="bold" officeooo:rsid="0027191e" style:font-size-asian="10.5pt" style:font-weight-asian="bold" style:font-size-complex="12pt" style:font-weight-complex="bold"/>
    </style:style>
    <style:style style:name="T56" style:family="text">
      <style:text-properties fo:font-size="12pt" style:text-underline-style="none" fo:font-weight="bold" officeooo:rsid="00138ff2" style:font-size-asian="10.5pt" style:font-weight-asian="bold" style:font-size-complex="12pt" style:font-weight-complex="bold"/>
    </style:style>
    <style:style style:name="T57" style:family="text">
      <style:text-properties fo:font-size="12pt" style:text-underline-style="none" officeooo:rsid="0024e30d" style:font-size-asian="10.5pt" style:font-size-complex="12pt"/>
    </style:style>
    <style:style style:name="T58" style:family="text">
      <style:text-properties fo:font-size="12pt" style:font-size-asian="12pt" style:font-size-complex="12pt"/>
    </style:style>
    <style:style style:name="T59" style:family="text">
      <style:text-properties fo:font-size="12pt" officeooo:rsid="000838db" style:font-size-asian="12pt" style:font-size-complex="12pt"/>
    </style:style>
    <style:style style:name="T60" style:family="text">
      <style:text-properties fo:font-size="12pt" officeooo:rsid="000ce3d5" style:font-size-asian="12pt" style:font-size-complex="12pt"/>
    </style:style>
    <style:style style:name="T61" style:family="text">
      <style:text-properties fo:font-size="12pt" officeooo:rsid="000a13b0" style:font-size-asian="12pt" style:font-size-complex="12pt"/>
    </style:style>
    <style:style style:name="T62" style:family="text">
      <style:text-properties fo:font-size="12pt" officeooo:rsid="000c0d4e" style:font-size-asian="12pt" style:font-size-complex="12pt"/>
    </style:style>
    <style:style style:name="T63" style:family="text">
      <style:text-properties fo:font-size="12pt" officeooo:rsid="000e63ec" style:font-size-asian="12pt" style:font-size-complex="12pt"/>
    </style:style>
    <style:style style:name="T64" style:family="text">
      <style:text-properties fo:font-size="12pt" officeooo:rsid="000ea7d8" style:font-size-asian="12pt" style:font-size-complex="12pt"/>
    </style:style>
    <style:style style:name="T65" style:family="text">
      <style:text-properties fo:font-size="12pt" officeooo:rsid="0010377b" style:font-size-asian="12pt" style:font-size-complex="12pt"/>
    </style:style>
    <style:style style:name="T66" style:family="text">
      <style:text-properties fo:font-size="12pt" officeooo:rsid="001937a1" style:font-size-asian="12pt" style:font-size-complex="12pt"/>
    </style:style>
    <style:style style:name="T67" style:family="text">
      <style:text-properties fo:font-size="12pt" officeooo:rsid="001ade2b" style:font-size-asian="12pt" style:font-size-complex="12pt"/>
    </style:style>
    <style:style style:name="T68" style:family="text">
      <style:text-properties fo:font-size="12pt" officeooo:rsid="002ded03" style:font-size-asian="12pt" style:font-size-complex="12pt"/>
    </style:style>
    <style:style style:name="T69" style:family="text">
      <style:text-properties fo:font-size="12pt" officeooo:rsid="001aff97" style:font-size-asian="12pt" style:font-size-complex="12pt"/>
    </style:style>
    <style:style style:name="T70" style:family="text">
      <style:text-properties fo:font-size="12pt" officeooo:rsid="00248e12" style:font-size-asian="12pt" style:font-size-complex="12pt"/>
    </style:style>
    <style:style style:name="T71" style:family="text">
      <style:text-properties fo:font-size="12pt" officeooo:rsid="0024e30d" style:font-size-asian="12pt" style:font-size-complex="12pt"/>
    </style:style>
    <style:style style:name="T72" style:family="text">
      <style:text-properties officeooo:rsid="000838db"/>
    </style:style>
    <style:style style:name="T73" style:family="text">
      <style:text-properties officeooo:rsid="000a13b0"/>
    </style:style>
    <style:style style:name="T74" style:family="text">
      <style:text-properties officeooo:rsid="000c0d4e"/>
    </style:style>
    <style:style style:name="T75" style:family="text">
      <style:text-properties officeooo:rsid="000a13b0" style:font-size-asian="16pt"/>
    </style:style>
    <style:style style:name="T76" style:family="text">
      <style:text-properties officeooo:rsid="000ce3d5" style:font-size-asian="16pt"/>
    </style:style>
    <style:style style:name="T77" style:family="text">
      <style:text-properties officeooo:rsid="000ce3d5"/>
    </style:style>
    <style:style style:name="T78" style:family="text">
      <style:text-properties officeooo:rsid="000d7b4d"/>
    </style:style>
    <style:style style:name="T79" style:family="text">
      <style:text-properties officeooo:rsid="000e63ec"/>
    </style:style>
    <style:style style:name="T80" style:family="text">
      <style:text-properties officeooo:rsid="000ea7d8"/>
    </style:style>
    <style:style style:name="T81" style:family="text">
      <style:text-properties officeooo:rsid="00173f7e"/>
    </style:style>
    <style:style style:name="T82" style:family="text">
      <style:text-properties officeooo:rsid="001f5d71"/>
    </style:style>
    <style:style style:name="T83" style:family="text">
      <style:text-properties officeooo:rsid="0020feac"/>
    </style:style>
    <style:style style:name="T84" style:family="text">
      <style:text-properties officeooo:rsid="00228158"/>
    </style:style>
    <style:style style:name="T85" style:family="text">
      <style:text-properties officeooo:rsid="00317a99"/>
    </style:style>
    <style:style style:name="T86" style:family="text">
      <style:text-properties style:font-name="Century SchoolBook URW"/>
    </style:style>
    <style:style style:name="T87" style:family="text">
      <style:text-properties style:font-name="Century SchoolBook URW" officeooo:rsid="001f5d71"/>
    </style:style>
    <style:style style:name="T88" style:family="text">
      <style:text-properties style:font-name="Century SchoolBook URW" fo:font-size="12pt" style:font-size-asian="10.5pt" style:font-size-complex="12pt"/>
    </style:style>
    <style:style style:name="T89" style:family="text">
      <style:text-properties style:font-name="Century SchoolBook URW" fo:font-size="12pt" officeooo:rsid="000838db" style:font-size-asian="10.5pt" style:font-size-complex="12pt"/>
    </style:style>
    <style:style style:name="T90" style:family="text">
      <style:text-properties style:font-name="Century SchoolBook URW" fo:font-size="12pt" officeooo:rsid="0007142d" style:font-size-asian="10.5pt" style:font-size-complex="12pt"/>
    </style:style>
    <style:style style:name="T91" style:family="text">
      <style:text-properties style:font-name="Century SchoolBook URW" fo:font-size="12pt" officeooo:rsid="000a13b0" style:font-size-asian="10.5pt" style:font-size-complex="12pt"/>
    </style:style>
    <style:style style:name="T92" style:family="text">
      <style:text-properties style:font-name="Century SchoolBook URW" fo:font-size="12pt" officeooo:rsid="000c0d4e" style:font-size-asian="10.5pt" style:font-size-complex="12pt"/>
    </style:style>
    <style:style style:name="T93" style:family="text">
      <style:text-properties style:font-name="Century SchoolBook URW" fo:font-size="12pt" officeooo:rsid="000ce3d5" style:font-size-asian="10.5pt" style:font-size-complex="12pt"/>
    </style:style>
    <style:style style:name="T94" style:family="text">
      <style:text-properties style:font-name="Century SchoolBook URW" fo:font-size="12pt" officeooo:rsid="000d7b4d" style:font-size-asian="10.5pt" style:font-size-complex="12pt"/>
    </style:style>
    <style:style style:name="T95" style:family="text">
      <style:text-properties style:font-name="Century SchoolBook URW" fo:font-size="12pt" officeooo:rsid="000db65a" style:font-size-asian="10.5pt" style:font-size-complex="12pt"/>
    </style:style>
    <style:style style:name="T96" style:family="text">
      <style:text-properties style:font-name="Century SchoolBook URW" fo:font-size="12pt" officeooo:rsid="000e63ec" style:font-size-asian="10.5pt" style:font-size-complex="12pt"/>
    </style:style>
    <style:style style:name="T97" style:family="text">
      <style:text-properties style:font-name="Century SchoolBook URW" fo:font-size="12pt" officeooo:rsid="0011941e" style:font-size-asian="10.5pt" style:font-size-complex="12pt"/>
    </style:style>
    <style:style style:name="T98" style:family="text">
      <style:text-properties style:font-name="Century SchoolBook URW" fo:font-size="12pt" officeooo:rsid="0012ba8e" style:font-size-asian="10.5pt" style:font-size-complex="12pt"/>
    </style:style>
    <style:style style:name="T99" style:family="text">
      <style:text-properties style:font-name="Century SchoolBook URW" fo:font-size="12pt" officeooo:rsid="0019de5c" style:font-size-asian="10.5pt" style:font-size-complex="12pt"/>
    </style:style>
    <style:style style:name="T100" style:family="text">
      <style:text-properties style:font-name="Century SchoolBook URW" fo:font-size="12pt" officeooo:rsid="001aff97" style:font-size-asian="10.5pt" style:font-size-complex="12pt"/>
    </style:style>
    <style:style style:name="T101" style:family="text">
      <style:text-properties style:font-name="Century SchoolBook URW" fo:font-size="12pt" officeooo:rsid="001beee8" style:font-size-asian="10.5pt" style:font-size-complex="12pt"/>
    </style:style>
    <style:style style:name="T102" style:family="text">
      <style:text-properties style:font-name="Century SchoolBook URW" fo:font-size="12pt" officeooo:rsid="001d0bf3" style:font-size-asian="10.5pt" style:font-size-complex="12pt"/>
    </style:style>
    <style:style style:name="T103" style:family="text">
      <style:text-properties style:font-name="Century SchoolBook URW" fo:font-size="12pt" officeooo:rsid="00248e12" style:font-size-asian="10.5pt" style:font-size-complex="12pt"/>
    </style:style>
    <style:style style:name="T104" style:family="text">
      <style:text-properties style:font-name="Century SchoolBook URW" fo:font-size="12pt" officeooo:rsid="0024e30d" style:font-size-asian="10.5pt" style:font-size-complex="12pt"/>
    </style:style>
    <style:style style:name="T105" style:family="text">
      <style:text-properties style:font-name="Century SchoolBook URW" fo:font-size="12pt" style:text-underline-style="none" style:font-size-asian="10.5pt" style:font-size-complex="12pt"/>
    </style:style>
    <style:style style:name="T106" style:family="text">
      <style:text-properties style:font-name="Century SchoolBook URW" fo:font-size="12pt" style:text-underline-style="none" officeooo:rsid="0011941e" style:font-size-asian="10.5pt" style:font-size-complex="12pt"/>
    </style:style>
    <style:style style:name="T107" style:family="text">
      <style:text-properties style:font-name="Century SchoolBook URW" fo:font-size="12pt" style:text-underline-style="none" officeooo:rsid="000c0d4e" style:font-size-asian="10.5pt" style:font-size-complex="12pt"/>
    </style:style>
    <style:style style:name="T108" style:family="text">
      <style:text-properties style:font-name="Century SchoolBook URW" fo:font-size="12pt" style:text-underline-style="none" officeooo:rsid="001ade2b" style:font-size-asian="10.5pt" style:font-size-complex="12pt"/>
    </style:style>
    <style:style style:name="T109" style:family="text">
      <style:text-properties style:font-name="Century SchoolBook URW" fo:font-size="12pt" style:text-underline-style="none" officeooo:rsid="0024e30d" style:font-size-asian="10.5pt" style:font-size-complex="12pt"/>
    </style:style>
    <style:style style:name="T110" style:family="text">
      <style:text-properties style:font-name="Century SchoolBook URW" officeooo:rsid="000e63ec"/>
    </style:style>
    <style:style style:name="T111" style:family="text">
      <style:text-properties style:font-name="Century SchoolBook URW" officeooo:rsid="001d0bf3"/>
    </style:style>
    <style:style style:name="T112" style:family="text">
      <style:text-properties officeooo:rsid="00329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104">SuSol</text:p>
      <text:p text:style-name="P105"/>
      <text:p text:style-name="P106">Programátorská dokumentace</text:p>
      <text:p text:style-name="P106">solveru a generátoru</text:p>
      <text:p text:style-name="P99"/>
      <text:p text:style-name="P99"/>
      <text:p text:style-name="P99"/>
      <text:p text:style-name="P99"/>
      <text:p text:style-name="P99"/>
      <text:p text:style-name="P99"/>
      <text:p text:style-name="P99"/>
      <text:p text:style-name="P99"/>
      <text:p text:style-name="P99"/>
      <text:p text:style-name="P102"/>
      <text:p text:style-name="P102"/>
      <text:p text:style-name="P109"><text:soft-page-break/>Solver a generátor použitý v projektu je zcela jistě použitelný pro další vývojáře v Pythonu. Proto jsou všechny funkce zdokumentovány níže tak, aby každý věděl, jak jich využít.</text:p>
      <text:p text:style-name="P109"/>
      <text:p text:style-name="P109"/>
      <text:p text:style-name="P109"/>
      <text:p text:style-name="P107">OBSAH:</text:p>
      <text:p text:style-name="P109"/>
      <text:p text:style-name="P109">Solver………………….….3</text:p>
      <text:p text:style-name="P109">Generátor………………<text:span text:style-name="T112">10</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108"><text:soft-page-break/>SOLVER</text:p>
      <text:p text:style-name="P57"/>
      <text:p text:style-name="P90"><text:span text:style-name="T86">Pro použití solveru je potřeba naimportovat</text:span> <text:span text:style-name="T1">solver</text:span> <text:span text:style-name="T86">resp</text:span>. <text:span text:style-name="T1">solver2</text:span>. <text:span text:style-name="T86">Soubory</text:span> <text:span text:style-name="T1">solver.py</text:span> <text:span text:style-name="T86">a</text:span> <text:span text:style-name="T1">solver2.py</text:span> <text:span text:style-name="T86">je třeba mít buď ve stejné složce jako projekt, nebo v podsložce Pythonu</text:span> <text:span text:style-name="T1">site-packages</text:span>.</text:p>
      <text:p text:style-name="P90"/>
      <text:p text:style-name="P54">solver.py</text:p>
      <text:p text:style-name="P36"/>
      <text:p text:style-name="P62"><text:span text:style-name="T87">Balíček obsahující funkce k řešení sudoku. </text:span><text:span text:style-name="T86">Tento solver je zastaralý. V novější verzi je naimplementováno vše přehledněji a rychleji, je doporučeno proto používat</text:span> <text:span text:style-name="T1">solver2.py</text:span>. <text:span text:style-name="T86">Tento solver dokáže efektivně nalézt náhodná řešení (což ten nový neumí).</text:span></text:p>
      <text:p text:style-name="P58"/>
      <text:p text:style-name="P37">solver.solve(raw,mode=0,bf=True)</text:p>
      <text:p text:style-name="P113">Vyřeší sudoku.</text:p>
      <text:p text:style-name="P37"/>
      <text:p text:style-name="P38"><text:span text:style-name="T58">int[][] raw</text:span> <text:span text:style-name="T88">matice o rozměrech 9x9, obsahující celá čísla od 0 do 9. Představuje zadané sudoku s tím, že 0 představuje prázdné políčko.</text:span></text:p>
      <text:p text:style-name="P90"/>
      <text:p text:style-name="P38"><text:span text:style-name="T58">int mode</text:span> <text:span text:style-name="T88">celé číslo znázorňující počet řešení, které má solver najít. Pokud je rovno 0, solver nalezne všechna řešení. Pokud je záporné, solver nepostupuje systematicky a vrátí daný počet náhodných řešení (například -3 vrátí tři náhodná řešení, -1 a prázdná sudoku mřížka vrátí jedno náhodné z mnoha možných vyplnění mřížky).</text:span></text:p>
      <text:p text:style-name="P90"/>
      <text:p text:style-name="P44"><text:span text:style-name="T58">boolean bf</text:span> <text:span text:style-name="T88">pokud je</text:span><text:span text:style-name="T11"> </text:span><text:span text:style-name="T33">False</text:span><text:span text:style-name="T11">, </text:span><text:span text:style-name="T88">solver bude řešit sudoku pouze strategií Naked Single (Hidden Single není v této verzi solveru vygenerována). </text:span><text:span text:style-name="T89">Pokud se sudoku takto nedá dořešit až do konce, sudoku zůstane nedořešeno. Pokud je</text:span><text:span text:style-name="T12"> </text:span><text:span text:style-name="T34">True</text:span><text:span text:style-name="T12">, </text:span><text:span text:style-name="T89">toto nedořešené sudoku bude dořešeno hrubou silou.</text:span></text:p>
      <text:p text:style-name="P94"/>
      <text:p text:style-name="P48"><text:span text:style-name="T88">Funkce vrací pole matic o rozměrech 9x9, přičemž každý prvek tohoto pole představuje jedno řešení a každá matice představuje sudoku.</text:span><text:span text:style-name="T11"> </text:span><text:span text:style-name="T25">(</text:span><text:span text:style-name="T56">int[][][]</text:span><text:span text:style-name="T25">)</text:span></text:p>
      <text:p text:style-name="P94"/>
      <text:p text:style-name="P55">solver2.py</text:p>
      <text:p text:style-name="P34"/>
      <text:p text:style-name="P114"><text:span text:style-name="T82">Balíček obsahující funkce k řešení sudoku. </text:span>Tento solver je aktuální, pokud nejsou potřeba náhodná řešení, je doporučeno preferovat tento.</text:p>
      <text:p text:style-name="P62"/>
      <text:p text:style-name="P33"><text:soft-page-break/>solver<text:span text:style-name="T72">2</text:span>.<text:span text:style-name="T72">zkontrolovatVstup</text:span>(<text:span text:style-name="T72">sudoku</text:span>)</text:p>
      <text:p text:style-name="P115">Zkontroluje, zda je sudoku platné.</text:p>
      <text:p text:style-name="P62"/>
      <text:p text:style-name="P7"><text:span text:style-name="T59">sudoku</text:span><text:span text:style-name="T72"> </text:span><text:span text:style-name="T89">Vstupní parametr funkce.</text:span></text:p>
      <text:p text:style-name="P16"><text:span text:style-name="T88">Funkce vrací</text:span><text:span text:style-name="T11"> </text:span><text:span text:style-name="T33">True</text:span><text:span text:style-name="T11">, </text:span><text:span text:style-name="T88">pokud je vstupní parametr </text:span><text:span text:style-name="T90">matic</text:span><text:span text:style-name="T88">í</text:span><text:span text:style-name="T90"> o rozměrech 9x9, obsahující celá čísla od 0 do 9. </text:span><text:span text:style-name="T91">Jinak vrací</text:span><text:span text:style-name="T16"> </text:span><text:span text:style-name="T37">False</text:span><text:span text:style-name="T16">. </text:span><text:span text:style-name="T24">(</text:span><text:span text:style-name="T51">bool</text:span><text:span text:style-name="T24">)</text:span></text:p>
      <text:p text:style-name="P82"/>
      <text:p text:style-name="P82"/>
      <text:p text:style-name="P82"/>
      <text:p text:style-name="P82"/>
      <text:p text:style-name="P82"/>
      <text:p text:style-name="P24">solver<text:span text:style-name="T72">2</text:span>.<text:span text:style-name="T73">inicializovatKandidaty</text:span>(<text:span text:style-name="T72">sudoku</text:span>)</text:p>
      <text:p text:style-name="P116"><text:span text:style-name="T73">Vygeneruje pro každé nezadané políčko seznam kandidátů od 1 do 9 (nepročištěný)</text:span>.</text:p>
      <text:p text:style-name="P24"/>
      <text:p text:style-name="P8"><text:span text:style-name="T60">int[][] sudoku</text:span><text:span text:style-name="T77"> </text:span><text:span text:style-name="T88">matice o rozměrech 9x9, obsahující celá čísla od 0 do 9. Představuje zadané sudoku s tím, že 0 představuje prázdné políčko.</text:span></text:p>
      <text:p text:style-name="P63"/>
      <text:p text:style-name="P17"><text:span text:style-name="T88">Funkce vrací </text:span><text:span text:style-name="T92">matici 9x9 devítiprvkových polí</text:span><text:span text:style-name="T17"> </text:span><text:span text:style-name="T38">[1,2,3,4,5,6,7,8,9] </text:span><text:span text:style-name="T92">pro každé políčko, které ve vstupním sudoku není zadáno.</text:span><text:span text:style-name="T17"> </text:span><text:span text:style-name="T24">(</text:span><text:span text:style-name="T51">int[][][]</text:span><text:span text:style-name="T24">)</text:span></text:p>
      <text:p text:style-name="P70"/>
      <text:p text:style-name="P70"/>
      <text:p text:style-name="P70"/>
      <text:p text:style-name="P70"/>
      <text:p text:style-name="P70"/>
      <text:p text:style-name="P25">solver<text:span text:style-name="T72">2</text:span>.<text:span text:style-name="T74">generujKandidaty</text:span>(<text:span text:style-name="T74">kandidati,reseni</text:span>)</text:p>
      <text:p text:style-name="P117">Vymaže z daného seznamu kandidátů taková čísla, která jsou v daném sudoku zadána v rámci některého ze setů, ve kterém se právě zkoumané políčko nachází.</text:p>
      <text:p text:style-name="P25"/>
      <text:p text:style-name="P9"><text:span text:style-name="T60">int[][][] kandidati</text:span><text:span text:style-name="T77"> </text:span><text:span text:style-name="T88">matice o rozměrech 9x9, obsahující </text:span><text:span text:style-name="T92">pole celých čísel, představující seznam kandidátů pro dané políčko.</text:span></text:p>
      <text:p text:style-name="P65"/>
      <text:p text:style-name="P9"><text:span text:style-name="T60">i</text:span><text:span text:style-name="T61">nt[][] </text:span><text:span text:style-name="T62">reseni</text:span><text:span text:style-name="T75"> </text:span><text:span text:style-name="T88">matice o rozměrech 9x9, obsahující celá čísla od 0 do 9. Představuje zadané sudoku s tím, že 0 představuje prázdné políčko.</text:span></text:p>
      <text:p text:style-name="P83"/>
      <text:p text:style-name="P17"><text:span text:style-name="T88">Funkce vrací </text:span><text:span text:style-name="T92">matici 9x9 polí celých čísel, přičemž každé pole představuje reálný seznam kandidátů pro dané políčko – jsou ořezána všechna čísla, které se nachází ve stejném řádku, sloupci nebo čtverci.</text:span><text:span text:style-name="T17"> </text:span><text:span text:style-name="T24">(</text:span><text:span text:style-name="T51">int[][][]</text:span><text:span text:style-name="T24">)</text:span></text:p>
      <text:p text:style-name="P69"/>
      <text:p text:style-name="P69"/>
      <text:p text:style-name="P69"/>
      <text:p text:style-name="P69"/>
      <text:p text:style-name="P69"/>
      <text:p text:style-name="P25"><text:soft-page-break/>solver<text:span text:style-name="T72">2</text:span>.<text:span text:style-name="T74">nakedSingle</text:span>(<text:span text:style-name="T74">kandidati,reseni,</text:span></text:p>
      <text:p text:style-name="P25"><text:span text:style-name="T74">logovatPostup=False</text:span>)</text:p>
      <text:p text:style-name="P118">Ze zadaných kandidátů a sudoku najde aplikaci strategie Naked Single, provede ji a vrátí sudoku a seznam kandidátů po této operaci, volitelně i popis tohoto kroku. Zároveň funkce v určitých případech umí odhalit sudoku, které nemá řešení. Tento jev také oznámí.</text:p>
      <text:p text:style-name="P25"/>
      <text:p text:style-name="P9"><text:span text:style-name="T60">int[][][] kandidati</text:span><text:span text:style-name="T77"> </text:span><text:span text:style-name="T88">matice o rozměrech 9x9, obsahující </text:span><text:span text:style-name="T92">pole celých čísel, představující seznam kandidátů pro dané políčko.</text:span></text:p>
      <text:p text:style-name="P65"/>
      <text:p text:style-name="P9"><text:span text:style-name="T60">i</text:span><text:span text:style-name="T61">nt[][] </text:span><text:span text:style-name="T62">reseni</text:span><text:span text:style-name="T75"> </text:span><text:span text:style-name="T88">matice o rozměrech 9x9, obsahující celá čísla od 0 do 9. Představuje zadané sudoku s tím, že 0 představuje prázdné políčko.</text:span></text:p>
      <text:p text:style-name="P9"><text:span text:style-name="T88"/></text:p>
      <text:p text:style-name="P10"><text:span text:style-name="T60">boolean logovatPostup</text:span><text:span text:style-name="T76"> </text:span><text:span text:style-name="T93">Pokud je</text:span><text:span text:style-name="T18"> </text:span><text:span text:style-name="T39">False</text:span><text:span text:style-name="T18">, </text:span><text:span text:style-name="T93">funkce nevrátí popis kroku (poslední prvek vraceného pole)</text:span></text:p>
      <text:p text:style-name="P69"/>
      <text:p text:style-name="P18"><text:span text:style-name="T92">Funkce vrací </text:span><text:span text:style-name="T93">tří/čtyřprvkové pole: prvním prvkem je aktualizovaný seznam kandidátů po operaci, druhým prvkem aktualizované řešení po operaci, třetím prvkem je boolean: </text:span><text:span text:style-name="T39">True </text:span><text:span text:style-name="T93">pokud sudoku má řešení</text:span><text:span text:style-name="T18">, </text:span><text:span text:style-name="T39">False</text:span><text:span text:style-name="T18"> </text:span><text:span text:style-name="T93">pokud nemá; volitelně čtvrtým prvkem je popis kroku s následující syntaxí:</text:span></text:p>
      <text:p text:style-name="P119"/>
      <text:p text:style-name="P49">[str “Naked Single”,[int sloupec,int radek],int doplnene_cislo]</text:p>
      <text:p text:style-name="P49"/>
      <text:p text:style-name="P59"><text:span text:style-name="T88">slovy jméno strategie, souřadnice políčka a doplňované číslo.</text:span><text:span text:style-name="T33"> </text:span><text:span text:style-name="T49">(</text:span><text:span text:style-name="T3">[]</text:span><text:span text:style-name="T49">)</text:span></text:p>
      <text:p text:style-name="P69"/>
      <text:p text:style-name="P69"/>
      <text:p text:style-name="P69"/>
      <text:p text:style-name="P69"/>
      <text:p text:style-name="P69"/>
      <text:p text:style-name="P69"/>
      <text:p text:style-name="P26">solver<text:span text:style-name="T72">2</text:span>.<text:span text:style-name="T77">hiddenSingle</text:span>(<text:span text:style-name="T74">kandidati,reseni,</text:span></text:p>
      <text:p text:style-name="P26"><text:span text:style-name="T74">logovatPostup=False</text:span>)</text:p>
      <text:p text:style-name="P120">Ze zadaných kandidátů a sudoku najde aplikaci strategie <text:span text:style-name="T78">Hidden</text:span> Single, provede ji a vrátí sudoku a seznam kandidátů po této operaci, volitelně i popis tohoto kroku. Zároveň funkce v určitých případech umí odhalit sudoku, které nemá řešení. Tento jev také oznámí.</text:p>
      <text:p text:style-name="P27"/>
      <text:p text:style-name="P11"><text:span text:style-name="T60">int[][][] kandidati</text:span><text:span text:style-name="T77"> </text:span><text:span text:style-name="T88">matice o rozměrech 9x9, obsahující </text:span><text:span text:style-name="T92">pole celých čísel, představující seznam kandidátů pro dané políčko.</text:span></text:p>
      <text:p text:style-name="P66"/>
      <text:p text:style-name="P11"><text:span text:style-name="T60">i</text:span><text:span text:style-name="T61">nt[][] </text:span><text:span text:style-name="T62">reseni</text:span><text:span text:style-name="T75"> </text:span><text:span text:style-name="T88">matice o rozměrech 9x9, obsahující celá čísla od 0 do 9. Představuje </text:span><text:soft-page-break/><text:span text:style-name="T88">zadané sudoku s tím, že 0 představuje prázdné políčko.</text:span></text:p>
      <text:p text:style-name="P128"><text:span text:style-name="T11"/></text:p>
      <text:p text:style-name="P11"><text:span text:style-name="T60">boolean logovatPostup</text:span><text:span text:style-name="T76"> </text:span><text:span text:style-name="T93">Pokud je</text:span><text:span text:style-name="T18"> </text:span><text:span text:style-name="T39">False</text:span><text:span text:style-name="T18">, </text:span><text:span text:style-name="T93">funkce nevrátí popis kroku (poslední prvek vraceného pole)</text:span></text:p>
      <text:p text:style-name="P71"/>
      <text:p text:style-name="P19"><text:span text:style-name="T92">Funkce vrací </text:span><text:span text:style-name="T93">tří/čtyřprvkové pole: prvním prvkem je aktualizovaný seznam kandidátů po operaci, druhým prvkem aktualizované řešení po operaci, třetím prvkem je boolean:</text:span><text:span text:style-name="T18"> </text:span><text:span text:style-name="T39">True </text:span><text:span text:style-name="T93">pokud sudoku má řešení,</text:span><text:span text:style-name="T18"> </text:span><text:span text:style-name="T39">False</text:span><text:span text:style-name="T18"> </text:span><text:span text:style-name="T93">pokud nemá; volitelně čtvrtým prvkem je popis kroku s následující syntaxí:</text:span></text:p>
      <text:p text:style-name="P75"/>
      <text:p text:style-name="P22"><text:span text:style-name="T33">[str “</text:span><text:span text:style-name="T40">Hidden</text:span><text:span text:style-name="T33"> Single”,</text:span><text:span text:style-name="T40">[str typ_setu,int poradi_setu]</text:span><text:span text:style-name="T33">,[int sloupec,int radek],int doplnene_cislo]</text:span></text:p>
      <text:p text:style-name="P50"/>
      <text:p text:style-name="P59"><text:span text:style-name="T92">slovy jméno strategie, </text:span><text:span text:style-name="T94">řádek/sloupec/čtverec</text:span><text:span text:style-name="T40"> </text:span><text:span text:style-name="T41">(</text:span><text:span text:style-name="T6">”r”</text:span><text:span text:style-name="T41">,</text:span><text:span text:style-name="T6">”s”</text:span><text:span text:style-name="T41"> </text:span><text:span text:style-name="T95">nebo</text:span><text:span text:style-name="T41"> </text:span><text:span text:style-name="T6">”c”</text:span><text:span text:style-name="T41">)</text:span><text:span text:style-name="T94"> a jeho pořadové číslo, </text:span><text:span text:style-name="T92">souřadnice políčka a doplňované číslo.</text:span><text:span text:style-name="T38"> </text:span><text:span text:style-name="T49">(</text:span><text:span text:style-name="T3">[]</text:span><text:span text:style-name="T49">)</text:span></text:p>
      <text:p text:style-name="P72"/>
      <text:p text:style-name="P72"/>
      <text:p text:style-name="P72"/>
      <text:p text:style-name="P72"/>
      <text:p text:style-name="P72"/>
      <text:p text:style-name="P28">solver<text:span text:style-name="T72">2</text:span>.<text:span text:style-name="T85">sudokuVyreseno</text:span>(<text:span text:style-name="T85">reseni</text:span>)</text:p>
      <text:p text:style-name="P76"><text:span text:style-name="T86">Z</text:span><text:span text:style-name="T110">jistí, zda je dané sudoku vyřešeno (neobsahuje nevyplněná políčka), ale nekontroluje správnost řešení. Pro zjištění správnosti je třeba volat</text:span><text:span text:style-name="T79"> </text:span><text:span text:style-name="T2">solver2.solvePC </text:span><text:span text:style-name="T110">s parametrem hotového sudoku.</text:span></text:p>
      <text:p text:style-name="P67"/>
      <text:p text:style-name="P12"><text:span text:style-name="T60">i</text:span><text:span text:style-name="T61">nt[][] </text:span><text:span text:style-name="T62">reseni</text:span><text:span text:style-name="T75"> </text:span><text:span text:style-name="T88">matice o rozměrech 9x9, obsahující celá čísla od 0 do 9. Představuje zadané sudoku s tím, že 0 představuje prázdné políčko.</text:span></text:p>
      <text:p text:style-name="P73"/>
      <text:p text:style-name="P20"><text:span text:style-name="T92">Funkce vrací</text:span><text:span text:style-name="T17"> </text:span><text:span text:style-name="T42">True</text:span><text:span text:style-name="T19">, </text:span><text:span text:style-name="T96">pokud sudoku neobsahuje nevyplněná políčka. V opačném případě vrací</text:span><text:span text:style-name="T19"> </text:span><text:span text:style-name="T42">False</text:span><text:span text:style-name="T19">. </text:span><text:span text:style-name="T24">(</text:span><text:span text:style-name="T50">bool</text:span><text:span text:style-name="T24">)</text:span></text:p>
      <text:p text:style-name="P77"/>
      <text:p text:style-name="P77"/>
      <text:p text:style-name="P77"/>
      <text:p text:style-name="P77"/>
      <text:p text:style-name="P77"/>
      <text:p text:style-name="P28">solver<text:span text:style-name="T72">2</text:span>.<text:span text:style-name="T79">najdiPolickoProTest</text:span>(<text:span text:style-name="T74">kandidati</text:span>)</text:p>
      <text:p text:style-name="P77"><text:span text:style-name="T86">Najde nevyplněné políčko s nejméně kandidáty a vrátí jeho souřadnice. Pokud je takovýchto políček více, vrátí to, které je při procházení po řádcích z levého horního rohu tomuto místu nejblíže. Pokud jsou již všechna políčka vyplněna, vrátí</text:span> <text:span text:style-name="T1">[-1,-1]</text:span>.</text:p>
      <text:p text:style-name="P67"/>
      <text:p text:style-name="P13"><text:span text:style-name="T60">i</text:span><text:span text:style-name="T61">nt[][]</text:span><text:span text:style-name="T63">[]</text:span><text:span text:style-name="T61"> </text:span><text:span text:style-name="T63">kandidati</text:span><text:span text:style-name="T75"> </text:span><text:span text:style-name="T88">matice o rozměrech 9x9, obsahující </text:span><text:span text:style-name="T92">pole celých čísel, představující seznam kandidátů pro dané políčko.</text:span></text:p>
      <text:p text:style-name="P73"/>
      <text:p text:style-name="P21"><text:soft-page-break/><text:span text:style-name="T92">Funkce vrací </text:span><text:span text:style-name="T96">dvouprvkové pole celých čísel představující souřadnice políčka. </text:span><text:span text:style-name="T42">[-1,-1] </text:span><text:span text:style-name="T96">znamená, že odpovídající políčko nebylo nalezeno.</text:span><text:span text:style-name="T19"> </text:span><text:span text:style-name="T24">(</text:span><text:span text:style-name="T49">int[][]</text:span><text:span text:style-name="T24">)</text:span></text:p>
      <text:p text:style-name="P77"/>
      <text:p text:style-name="P77"/>
      <text:p text:style-name="P77"/>
      <text:p text:style-name="P77"/>
      <text:p text:style-name="P77"/>
      <text:p text:style-name="P29">solver<text:span text:style-name="T72">2</text:span>.<text:span text:style-name="T80">bruteForce</text:span>(<text:span text:style-name="T80">reseni,pocetReseni</text:span>)</text:p>
      <text:p text:style-name="P78"><text:span text:style-name="T86">Najde nevyplněné políčko s nejméně kandidáty a vrátí jeho souřadnice. Pokud je takovýchto políček více, vrátí to, které je při procházení po řádcích z levého horního rohu tomuto místu nejblíže. Pokud jsou již všechna políčka vyplněna, vrátí</text:span> <text:span text:style-name="T1">[-1,-1]</text:span>.</text:p>
      <text:p text:style-name="P68"/>
      <text:p text:style-name="P14"><text:span text:style-name="T60">i</text:span><text:span text:style-name="T61">nt[][] </text:span><text:span text:style-name="T64">reseni</text:span><text:span text:style-name="T75"> </text:span><text:span text:style-name="T88">matice o rozměrech 9x9, obsahující celá čísla od 0 do 9. Představuje zadané sudoku s tím, že 0 představuje prázdné políčko.</text:span></text:p>
      <text:p text:style-name="P84"/>
      <text:p text:style-name="P15"><text:span text:style-name="T60">i</text:span><text:span text:style-name="T61">nt </text:span><text:span text:style-name="T65">pocetReseni</text:span><text:span text:style-name="T31"> </text:span><text:span text:style-name="T97">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74"/>
      <text:p text:style-name="P4"><text:span text:style-name="T96">Funkce vrací pole matic o rozměrech 9x9, přičemž každý prvek tohoto pole představuje jedno řešení a každá matice představuje sudoku. </text:span><text:span text:style-name="T24">(</text:span><text:span text:style-name="T49">int[][][]</text:span><text:span text:style-name="T24">)</text:span></text:p>
      <text:p text:style-name="P89"/>
      <text:p text:style-name="P89"/>
      <text:p text:style-name="P89"/>
      <text:p text:style-name="P89"/>
      <text:p text:style-name="P89"/>
      <text:p text:style-name="P30">solver<text:span text:style-name="T72">2</text:span>.<text:span text:style-name="T81">solvePC</text:span>(<text:span text:style-name="T81">zad,pocetReseni=1,bf=True</text:span>)</text:p>
      <text:p text:style-name="P121">Vyřeší sudoku.</text:p>
      <text:p text:style-name="P79"/>
      <text:p text:style-name="P39"><text:span text:style-name="T58">int[][] </text:span><text:span text:style-name="T66">zad</text:span> <text:span text:style-name="T88">matice o rozměrech 9x9, obsahující celá čísla od 0 do 9. Představuje zadané sudoku s tím, že 0 představuje prázdné políčko.</text:span></text:p>
      <text:p text:style-name="P91"/>
      <text:p text:style-name="P40"><text:span text:style-name="T58">int </text:span><text:span text:style-name="T66">pocetReseni</text:span> <text:span text:style-name="T106">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91"/>
      <text:p text:style-name="P45"><text:span text:style-name="T58">boolean bf</text:span> <text:span text:style-name="T88">pokud je</text:span><text:span text:style-name="T11"> </text:span><text:span text:style-name="T33">False</text:span><text:span text:style-name="T11">, </text:span><text:span text:style-name="T88">solver bude řešit sudoku pouze strategií Naked Single (Hidden Single není v této verzi solveru vygenerována). </text:span><text:span text:style-name="T89">Pokud se sudoku takto nedá dořešit až do konce, sudoku zůstane nedořešeno. Pokud je</text:span><text:span text:style-name="T12"> </text:span><text:span text:style-name="T34">True</text:span><text:span text:style-name="T12">, </text:span><text:span text:style-name="T89">toto nedořešené sudoku bude dořešeno hrubou silou.</text:span></text:p>
      <text:p text:style-name="P95"><text:soft-page-break/></text:p>
      <text:p text:style-name="P5"><text:span text:style-name="T98">Funkce vrací </text:span><text:span text:style-name="T99">dvouprvkové pole: prvním prvkem je </text:span><text:span text:style-name="T98">pole matic o rozměrech 9x9, přičemž každý prvek tohoto pole představuje jedno řešení a každá matice představuje sudoku. </text:span><text:span text:style-name="T99">Druhým prvkem je</text:span><text:span text:style-name="T22"> </text:span><text:span text:style-name="T43">float </text:span><text:span text:style-name="T99">představující čas v milisekundách potřebný pro provedení procedury.</text:span><text:span text:style-name="T21"> </text:span><text:span text:style-name="T49">(</text:span><text:span text:style-name="T52">[]</text:span><text:span text:style-name="T49">)</text:span></text:p>
      <text:p text:style-name="P52"/>
      <text:p text:style-name="P52"/>
      <text:p text:style-name="P52"/>
      <text:p text:style-name="P52"/>
      <text:p text:style-name="P52"/>
      <text:p text:style-name="P31">solver<text:span text:style-name="T72">2</text:span>.<text:span text:style-name="T81">solveHuman</text:span>(<text:span text:style-name="T81">zad,kandidati=None,</text:span></text:p>
      <text:p text:style-name="P31"><text:span text:style-name="T81">naked_single=True,hidden_single=True</text:span>)</text:p>
      <text:p text:style-name="P122">Nalezne krok při řešení sudoku pomocí strategií Naked Single a Hidden Single.</text:p>
      <text:p text:style-name="P80"/>
      <text:p text:style-name="P41"><text:span text:style-name="T58">int[][] </text:span><text:span text:style-name="T66">zad</text:span> <text:span text:style-name="T88">matice o rozměrech 9x9, obsahující celá čísla od 0 do 9. Představuje zadané sudoku s tím, že 0 představuje prázdné políčko.</text:span></text:p>
      <text:p text:style-name="P92"/>
      <text:p text:style-name="P42"><text:span text:style-name="T68">i</text:span><text:span text:style-name="T58">nt</text:span><text:span text:style-name="T67">[][][] kandidati</text:span> <text:span text:style-name="T105">matice o rozměrech 9x9, obsahující </text:span><text:span text:style-name="T107">pole celých čísel, představující seznam kandidátů pro dané políčko. </text:span><text:span text:style-name="T108">Pokud není specifikováno, funkce si jej vygeneruje sama.</text:span></text:p>
      <text:p text:style-name="P92"/>
      <text:p text:style-name="P46"><text:span text:style-name="T58">boolean </text:span><text:span text:style-name="T69">naked_single</text:span> <text:span text:style-name="T88">pokud je</text:span><text:span text:style-name="T11"> </text:span><text:span text:style-name="T33">False</text:span><text:span text:style-name="T11">, </text:span><text:span text:style-name="T100">strategie Naked Single nebude aplikována.</text:span><text:span text:style-name="T89"> Pokud je</text:span><text:span text:style-name="T12"> </text:span><text:span text:style-name="T34">True</text:span><text:span text:style-name="T12">, </text:span><text:span text:style-name="T100">strategie Naked Single bude aplikována. Pozor! Nastavení tohoto parametru na</text:span><text:span text:style-name="T13"> <text:s/></text:span><text:span text:style-name="T33">False </text:span><text:span text:style-name="T100">může způsobit dlouhou výpočetní dobu, ve výjimečných případech dokonce zacyklení.</text:span></text:p>
      <text:p text:style-name="P96"/>
      <text:p text:style-name="P46"><text:span text:style-name="T69">boolean hidden_single</text:span><text:span text:style-name="T13"> </text:span><text:span text:style-name="T100">pokud je</text:span><text:span text:style-name="T13"> </text:span><text:span text:style-name="T35">False</text:span><text:span text:style-name="T13">, </text:span><text:span text:style-name="T100">strategie Hidden Single nebude aplikována.</text:span><text:span text:style-name="T89"> Pokud je</text:span><text:span text:style-name="T12"> </text:span><text:span text:style-name="T34">True</text:span><text:span text:style-name="T12">, </text:span><text:span text:style-name="T100">strategie Hidden Single bude aplikována. Pozor! Nastavení tohoto parametru na</text:span><text:span text:style-name="T13"> <text:s/></text:span><text:span text:style-name="T33">False </text:span><text:span text:style-name="T100">může způsobit dlouhou výpočetní dobu, ve výjimečných případech dokonce zacyklení.</text:span></text:p>
      <text:p text:style-name="P101"/>
      <text:p text:style-name="P61"><text:span text:style-name="T98">Funkce vrací </text:span><text:span text:style-name="T101">čtyřprvkové</text:span><text:span text:style-name="T99"> pole: </text:span><text:span text:style-name="T101">prvním prvkem je pole popisu kroku (specifikováno níže), druhým prvkem je</text:span><text:span text:style-name="T45"> </text:span><text:span text:style-name="T7">float</text:span><text:span text:style-name="T45"> </text:span><text:span text:style-name="T101">čas v milisekundách potřebný k řešení, </text:span><text:span text:style-name="T102">třetím prvkem je</text:span><text:span text:style-name="T46"> </text:span><text:span text:style-name="T8">boolean </text:span><text:span text:style-name="T102">znázorňující, zda sudoku má řešení</text:span><text:span text:style-name="T46"> (</text:span><text:span text:style-name="T8">True</text:span><text:span text:style-name="T46"> – </text:span><text:span text:style-name="T102">má</text:span><text:span text:style-name="T46">, </text:span><text:span text:style-name="T8">False</text:span><text:span text:style-name="T46"> – </text:span><text:span text:style-name="T102">nemá</text:span><text:span text:style-name="T46">) </text:span><text:span text:style-name="T102">a čtvrtým prvkem je</text:span><text:span text:style-name="T46"> <text:s/></text:span><text:span text:style-name="T8">boolean </text:span><text:span text:style-name="T102">znázorňující, zda je sudoku již vyřešeno</text:span><text:span text:style-name="T46"> (</text:span><text:span text:style-name="T8">True</text:span><text:span text:style-name="T46"> – </text:span><text:span text:style-name="T102">je vyřešeno</text:span><text:span text:style-name="T46">, </text:span><text:span text:style-name="T8">False</text:span><text:span text:style-name="T46"> – </text:span><text:span text:style-name="T102">není vyřešeno</text:span><text:span text:style-name="T46">).</text:span></text:p>
      <text:p text:style-name="P86"/>
      <text:p text:style-name="P86"/>
      <text:p text:style-name="P110"><text:span text:style-name="T46">P</text:span><text:span text:style-name="T33">opis kroku Naked Single:</text:span></text:p>
      <text:p text:style-name="P51">[str “Naked Single”,[int sloupec,int radek],int doplnene_cislo]</text:p>
      <text:p text:style-name="P123">slovy jméno strategie, souřadnice políčka a doplňované číslo. </text:p>
      <text:p text:style-name="P51"/>
      <text:p text:style-name="P51"><text:soft-page-break/></text:p>
      <text:p text:style-name="P111"><text:span text:style-name="T46">Popis kroku </text:span><text:span text:style-name="T47">Hidden</text:span><text:span text:style-name="T46"> Single:</text:span></text:p>
      <text:p text:style-name="P23"><text:span text:style-name="T46">[str “</text:span><text:span text:style-name="T40">Hidden</text:span><text:span text:style-name="T46"> Single”,</text:span><text:span text:style-name="T40">[str typ_setu,int poradi_setu]</text:span><text:span text:style-name="T46">,[int sloupec,int radek],int doplnene_cislo]</text:span></text:p>
      <text:p text:style-name="P60"><text:span text:style-name="T92">slovy jméno strategie, </text:span><text:span text:style-name="T94">řádek/sloupec/čtverec</text:span><text:span text:style-name="T40"> </text:span><text:span text:style-name="T41">(</text:span><text:span text:style-name="T6">”r”</text:span><text:span text:style-name="T41">,</text:span><text:span text:style-name="T6">”s”</text:span><text:span text:style-name="T41"> </text:span><text:span text:style-name="T95">nebo</text:span><text:span text:style-name="T41"> </text:span><text:span text:style-name="T6">”c”</text:span><text:span text:style-name="T41">)</text:span><text:span text:style-name="T40"> </text:span><text:span text:style-name="T94">a jeho pořadové číslo, </text:span><text:span text:style-name="T92">souřadnice políčka a doplňované číslo.</text:span><text:span text:style-name="T38"> </text:span><text:span text:style-name="T4">(</text:span><text:span text:style-name="T5">[])</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7"/>
      <text:p text:style-name="P100"><text:soft-page-break/>GENERÁTOR</text:p>
      <text:p text:style-name="P86"/>
      <text:p text:style-name="P85"><text:span text:style-name="T111">Pro použití solveru je potřeba naimportovat </text:span><text:span text:style-name="T9">generator</text:span><text:span text:style-name="T46">. </text:span><text:span text:style-name="T111">Soubor</text:span><text:span text:style-name="T46"> </text:span><text:span text:style-name="T9">generator.</text:span><text:span text:style-name="T10">py</text:span><text:span text:style-name="T46"> </text:span><text:span text:style-name="T111">je třeba mít buď ve stejné složce jako projekt, nebo v podsložce Pythonu</text:span><text:span text:style-name="T46"> </text:span><text:span text:style-name="T10">site-packages</text:span><text:span text:style-name="T46">.</text:span></text:p>
      <text:p text:style-name="P86"/>
      <text:p text:style-name="P56">generator.py</text:p>
      <text:p text:style-name="P35"/>
      <text:p text:style-name="P124">Balíček obsahující funkce ke generování sudoku.</text:p>
      <text:p text:style-name="P64"/>
      <text:p text:style-name="P32"><text:span text:style-name="T83">generator</text:span>.<text:span text:style-name="T83">vyrobitMrizku</text:span>()</text:p>
      <text:p text:style-name="P125">Vyrobí podle pravidel sudoku náhodně vyplněnou mřížku.</text:p>
      <text:p text:style-name="P81"/>
      <text:p text:style-name="P112"><text:span text:style-name="T44">Funkce vrací </text:span><text:span text:style-name="T48">matici o rozměrech 9x9 celých čísel od 1 do 9 představující sudoku</text:span><text:span text:style-name="T43">.</text:span><text:span text:style-name="T44"> </text:span></text:p>
      <text:p text:style-name="P6"><text:span text:style-name="T54">(</text:span><text:span text:style-name="T53">int[]</text:span><text:span text:style-name="T52">[]</text:span><text:span text:style-name="T49">)</text:span></text:p>
      <text:p text:style-name="P53"/>
      <text:p text:style-name="P53"/>
      <text:p text:style-name="P32"><text:span text:style-name="T83">generator</text:span>.<text:span text:style-name="T83">generate</text:span>(<text:span text:style-name="T84">raw=None,singlesol=True,limit=0,bf=True</text:span>)</text:p>
      <text:p text:style-name="P125">Vygeneruje sudoku připravené k řešení.</text:p>
      <text:p text:style-name="P81"/>
      <text:p text:style-name="P43"><text:span text:style-name="T58">int[][] </text:span><text:span text:style-name="T70">raw</text:span> <text:span text:style-name="T88">matice o rozměrech 9x9, obsahující celá čísla od 0 do 9. Představuje zadané sudoku s tím, že 0 představuje prázdné políčko. </text:span><text:span text:style-name="T103">Bude použita jako základ pro generování, může mít prázdná místa nebo ne. Pokud bude předáno takové sudoku, které samo o sobě není jednoznačné, generátor vrátí totožnou matici. Pokud není specifikována vůbec, funkce si matici sama náhodně vytvoří.</text:span></text:p>
      <text:p text:style-name="P43"><text:span text:style-name="T71">boolean singlesol</text:span> <text:span text:style-name="T109">pokud je</text:span><text:span text:style-name="T30"> </text:span><text:span text:style-name="T57">True</text:span><text:span text:style-name="T30">, </text:span><text:span text:style-name="T109">generátor garantuje, že zadané sudoku bude mít právě jedno řešení. Výjimkou je, když se generátoru jako základ předá nejednoznačné sudoku.</text:span></text:p>
      <text:p text:style-name="P93"/>
      <text:p text:style-name="P47"><text:span text:style-name="T71">int</text:span><text:span text:style-name="T58"> </text:span><text:span text:style-name="T71">limit</text:span> <text:span text:style-name="T104">celé číslo značící, kolik minimálně čísel má ve vygenerovaném sudoku zůstat zadaných. Pokud je větší nebo rovno 81 nebo záporné, bude limit ignorován.</text:span></text:p>
      <text:p text:style-name="P97"/>
      <text:p text:style-name="P2"><text:span text:style-name="T69">boolean bf</text:span><text:span text:style-name="T32"> </text:span><text:span text:style-name="T100">pokud je</text:span><text:span text:style-name="T13"> </text:span><text:span text:style-name="T35">False</text:span><text:span text:style-name="T13">, </text:span><text:span text:style-name="T104">při testu jednoznačnosti řešení nebude použito řešení sudoku hrubou silou, ale pouze pomocí Naked Single a Hidden Single. Výsledné sudoku bude proto trochu jednodušší. Pokud je</text:span><text:span text:style-name="T15"> </text:span><text:span text:style-name="T36">True</text:span><text:span text:style-name="T15">, </text:span><text:span text:style-name="T104">sudoku bude řešeno hrubou silou, a proto může být pro luštitele obtížnější.</text:span></text:p>
      <text:p text:style-name="P88"/>
      <text:p text:style-name="P3"><text:span text:style-name="T88">Funkce vrací matici o rozměrech 9x9 celých čísel od 0 do 9 představující sudoku, přičemž 0 znamená prázdné políčko.</text:span><text:span text:style-name="T11"> </text:span><text:span text:style-name="T55">(</text:span><text:span text:style-name="T53">int[]</text:span><text:span text:style-name="T52">[]</text:span><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a55d3" officeooo:paragraph-rsid="002a55d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36:23.090457770</meta:creation-date>
    <dc:date>2015-03-30T21:25:03.078032959</dc:date>
    <meta:editing-duration>PT2H19M26S</meta:editing-duration>
    <meta:editing-cycles>49</meta:editing-cycles>
    <meta:generator>LibreOffice/4.4.1.2$Linux_X86_64 LibreOffice_project/40m0$Build-2</meta:generator>
    <meta:document-statistic meta:table-count="0" meta:image-count="0" meta:object-count="0" meta:page-count="10" meta:paragraph-count="99" meta:word-count="1625" meta:character-count="11540" meta:non-whitespace-character-count="10004"/>
  </office:meta>
</office:document-meta>
</file>